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44f8c4"/>
    </style:style>
    <style:style style:name="P3"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paragraph-rsid="00306922"/>
    </style:style>
    <style:style style:name="P6"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7"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8"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13" style:family="paragraph" style:parent-style-name="Text_20_body">
      <style:text-properties fo:color="#00508f" style:font-name="Ubuntu Mono1" fo:font-size="13pt" fo:font-weight="bold" officeooo:rsid="003c9e8d" officeooo:paragraph-rsid="01d6399b" style:font-size-asian="13pt" style:font-weight-asian="bold" style:font-size-complex="13pt" style:font-weight-complex="bold"/>
    </style:style>
    <style:style style:name="P14" style:family="paragraph" style:parent-style-name="Text_20_body">
      <style:text-properties fo:color="#00508f" style:font-name="Ubuntu Mono1" fo:font-size="13pt" fo:font-weight="bold" officeooo:rsid="003c9e8d" officeooo:paragraph-rsid="01dcd966" style:font-size-asian="13pt" style:font-weight-asian="bold" style:font-size-complex="13pt" style:font-weight-complex="bold"/>
    </style:style>
    <style:style style:name="P15" style:family="paragraph" style:parent-style-name="Text_20_body">
      <style:text-properties fo:color="#00508f" style:font-name="Ubuntu Mono1" fo:font-size="13pt" fo:font-weight="bold" officeooo:rsid="003c9e8d" officeooo:paragraph-rsid="01e269f2" style:font-size-asian="13pt" style:font-weight-asian="bold" style:font-size-complex="13pt" style:font-weight-complex="bold"/>
    </style:style>
    <style:style style:name="P16" style:family="paragraph" style:parent-style-name="Text_20_body">
      <style:text-properties fo:color="#00508f" style:font-name="Ubuntu Mono1" fo:font-size="13pt" fo:font-weight="bold" officeooo:rsid="003c9e8d" officeooo:paragraph-rsid="01e3ffba" style:font-size-asian="13pt" style:font-weight-asian="bold" style:font-size-complex="13pt" style:font-weight-complex="bold"/>
    </style:style>
    <style:style style:name="P17" style:family="paragraph" style:parent-style-name="Text_20_body">
      <style:text-properties fo:color="#00508f" style:font-name="Ubuntu Mono1" fo:font-size="13pt" fo:font-weight="bold" officeooo:rsid="003c9e8d" officeooo:paragraph-rsid="01e6e0da" style:font-size-asian="13pt" style:font-weight-asian="bold" style:font-size-complex="13pt" style:font-weight-complex="bold"/>
    </style:style>
    <style:style style:name="P18" style:family="paragraph" style:parent-style-name="Text_20_body">
      <style:text-properties fo:color="#00508f" style:font-name="Ubuntu Mono1" fo:font-size="12pt" fo:font-weight="bold" officeooo:rsid="003c9e8d" officeooo:paragraph-rsid="01e3ffba" style:font-size-asian="12pt" style:font-weight-asian="bold" style:font-size-complex="12pt" style:font-weight-complex="bold"/>
    </style:style>
    <style:style style:name="P19" style:family="paragraph" style:parent-style-name="Text_20_body">
      <style:text-properties officeooo:paragraph-rsid="012e6778"/>
    </style:style>
    <style:style style:name="P20" style:family="paragraph" style:parent-style-name="Text_20_body">
      <style:text-properties officeooo:rsid="0144f8c4" officeooo:paragraph-rsid="0145222b"/>
    </style:style>
    <style:style style:name="P21" style:family="paragraph" style:parent-style-name="Text_20_body">
      <style:text-properties officeooo:paragraph-rsid="0144f8c4"/>
    </style:style>
    <style:style style:name="P22" style:family="paragraph" style:parent-style-name="Text_20_body">
      <style:text-properties officeooo:rsid="0145222b" officeooo:paragraph-rsid="0145222b"/>
    </style:style>
    <style:style style:name="P23" style:family="paragraph" style:parent-style-name="Text_20_body">
      <style:text-properties officeooo:rsid="0146649d" officeooo:paragraph-rsid="0146649d"/>
    </style:style>
    <style:style style:name="P24"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25"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26" style:family="paragraph" style:parent-style-name="Text_20_body">
      <style:text-properties style:font-name="Ubuntu Mono1" fo:font-size="13pt" fo:font-style="normal" fo:font-weight="bold" officeooo:rsid="00d5d221" officeooo:paragraph-rsid="017c0c24" style:font-size-asian="13pt" style:font-style-asian="normal" style:font-weight-asian="bold" style:font-size-complex="13pt" style:font-style-complex="normal" style:font-weight-complex="bold"/>
    </style:style>
    <style:style style:name="P27" style:family="paragraph" style:parent-style-name="Text_20_body">
      <style:text-properties style:font-name="Ubuntu Mono1" fo:font-size="13pt" fo:font-style="normal" fo:font-weight="bold" officeooo:rsid="00d5d221" officeooo:paragraph-rsid="01983944" style:font-size-asian="13pt" style:font-style-asian="normal" style:font-weight-asian="bold" style:font-size-complex="13pt" style:font-style-complex="normal" style:font-weight-complex="bold"/>
    </style:style>
    <style:style style:name="P28" style:family="paragraph" style:parent-style-name="Text_20_body">
      <style:text-properties style:font-name="Ubuntu Mono1" fo:font-size="13pt" fo:font-style="normal" fo:font-weight="bold" officeooo:rsid="00d5d221" officeooo:paragraph-rsid="01b6218f" style:font-size-asian="13pt" style:font-style-asian="normal" style:font-weight-asian="bold" style:font-size-complex="13pt" style:font-style-complex="normal" style:font-weight-complex="bold"/>
    </style:style>
    <style:style style:name="P29" style:family="paragraph" style:parent-style-name="Text_20_body">
      <style:text-properties officeooo:rsid="01477938" officeooo:paragraph-rsid="01477938"/>
    </style:style>
    <style:style style:name="P30" style:family="paragraph" style:parent-style-name="Text_20_body">
      <style:text-properties officeooo:rsid="00c4ba02" officeooo:paragraph-rsid="01585d64"/>
    </style:style>
    <style:style style:name="P31" style:family="paragraph" style:parent-style-name="Text_20_body">
      <style:text-properties officeooo:rsid="014aea3a" officeooo:paragraph-rsid="014aea3a"/>
    </style:style>
    <style:style style:name="P32" style:family="paragraph" style:parent-style-name="Text_20_body">
      <style:text-properties officeooo:paragraph-rsid="01530b18"/>
    </style:style>
    <style:style style:name="P33" style:family="paragraph" style:parent-style-name="Text_20_body">
      <style:text-properties officeooo:rsid="01573023" officeooo:paragraph-rsid="01573023"/>
    </style:style>
    <style:style style:name="P34" style:family="paragraph" style:parent-style-name="Text_20_body">
      <style:text-properties officeooo:rsid="01585d64" officeooo:paragraph-rsid="01585d64"/>
    </style:style>
    <style:style style:name="P35" style:family="paragraph" style:parent-style-name="Text_20_body">
      <style:text-properties officeooo:rsid="0158f821" officeooo:paragraph-rsid="0158f821"/>
    </style:style>
    <style:style style:name="P36" style:family="paragraph" style:parent-style-name="Text_20_body">
      <style:text-properties style:font-name="Liberation Mono" fo:font-weight="bold" officeooo:rsid="01585d64" officeooo:paragraph-rsid="01585d64" style:font-weight-asian="bold" style:font-weight-complex="bold"/>
    </style:style>
    <style:style style:name="P37" style:family="paragraph" style:parent-style-name="Text_20_body">
      <style:text-properties style:font-name="Liberation Mono" fo:font-weight="bold" officeooo:rsid="01585d64" officeooo:paragraph-rsid="0158f821" style:font-weight-asian="bold" style:font-weight-complex="bold"/>
    </style:style>
    <style:style style:name="P38" style:family="paragraph" style:parent-style-name="Text_20_body">
      <style:text-properties style:font-name="Liberation Mono" fo:font-weight="bold" officeooo:rsid="01585d64" officeooo:paragraph-rsid="015addf1" style:font-weight-asian="bold" style:font-weight-complex="bold"/>
    </style:style>
    <style:style style:name="P39" style:family="paragraph" style:parent-style-name="Text_20_body">
      <style:text-properties style:font-name="Liberation Mono" fo:font-weight="bold" officeooo:rsid="01585d64" officeooo:paragraph-rsid="015b5043" style:font-size-asian="10.5pt" style:font-weight-asian="bold" style:font-weight-complex="bold"/>
    </style:style>
    <style:style style:name="P40"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41"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42"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43"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44"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45"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46"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47" style:family="paragraph" style:parent-style-name="Text_20_body">
      <style:text-properties style:font-name="Liberation Mono" fo:font-size="11pt" officeooo:rsid="01d6399b" officeooo:paragraph-rsid="01d6399b" style:font-size-asian="11pt" style:font-size-complex="11pt"/>
    </style:style>
    <style:style style:name="P48" style:family="paragraph" style:parent-style-name="Text_20_body">
      <style:text-properties officeooo:rsid="015addf1" officeooo:paragraph-rsid="015addf1"/>
    </style:style>
    <style:style style:name="P49" style:family="paragraph" style:parent-style-name="Text_20_body">
      <style:text-properties officeooo:rsid="015b076e" officeooo:paragraph-rsid="015b076e"/>
    </style:style>
    <style:style style:name="P50" style:family="paragraph" style:parent-style-name="Text_20_body">
      <style:text-properties officeooo:rsid="015b5043" officeooo:paragraph-rsid="015b5043"/>
    </style:style>
    <style:style style:name="P51" style:family="paragraph" style:parent-style-name="Text_20_body">
      <style:text-properties officeooo:rsid="015cfc62" officeooo:paragraph-rsid="015e51bc"/>
    </style:style>
    <style:style style:name="P52" style:family="paragraph" style:parent-style-name="Text_20_body">
      <style:text-properties officeooo:rsid="015e51bc" officeooo:paragraph-rsid="015e51bc"/>
    </style:style>
    <style:style style:name="P53" style:family="paragraph" style:parent-style-name="Text_20_body">
      <style:text-properties officeooo:rsid="015e9c0a" officeooo:paragraph-rsid="015e9c0a"/>
    </style:style>
    <style:style style:name="P54" style:family="paragraph" style:parent-style-name="Text_20_body">
      <style:text-properties officeooo:rsid="016007c0" officeooo:paragraph-rsid="016007c0"/>
    </style:style>
    <style:style style:name="P55" style:family="paragraph" style:parent-style-name="Text_20_body">
      <style:text-properties officeooo:rsid="0162d316" officeooo:paragraph-rsid="0162d316"/>
    </style:style>
    <style:style style:name="P56" style:family="paragraph" style:parent-style-name="Text_20_body">
      <style:text-properties officeooo:rsid="0162d316" officeooo:paragraph-rsid="016316ef"/>
    </style:style>
    <style:style style:name="P57" style:family="paragraph" style:parent-style-name="Text_20_body">
      <style:text-properties officeooo:rsid="0162d316" officeooo:paragraph-rsid="0166d52f"/>
    </style:style>
    <style:style style:name="P58" style:family="paragraph" style:parent-style-name="Text_20_body">
      <style:text-properties officeooo:rsid="0162d316" officeooo:paragraph-rsid="01770202"/>
    </style:style>
    <style:style style:name="P59" style:family="paragraph" style:parent-style-name="Text_20_body">
      <style:text-properties officeooo:rsid="016316ef" officeooo:paragraph-rsid="016316ef"/>
    </style:style>
    <style:style style:name="P60" style:family="paragraph" style:parent-style-name="Text_20_body">
      <style:text-properties officeooo:rsid="0164ff11" officeooo:paragraph-rsid="0166d52f"/>
    </style:style>
    <style:style style:name="P61" style:family="paragraph" style:parent-style-name="Text_20_body">
      <style:text-properties officeooo:rsid="0164ff11" officeooo:paragraph-rsid="01770202"/>
    </style:style>
    <style:style style:name="P62" style:family="paragraph" style:parent-style-name="Text_20_body">
      <style:text-properties officeooo:rsid="01707245" officeooo:paragraph-rsid="01707245"/>
    </style:style>
    <style:style style:name="P63" style:family="paragraph" style:parent-style-name="Text_20_body">
      <style:text-properties officeooo:rsid="0173db9d" officeooo:paragraph-rsid="01770202"/>
    </style:style>
    <style:style style:name="P64" style:family="paragraph" style:parent-style-name="Text_20_body">
      <style:text-properties officeooo:rsid="01787245" officeooo:paragraph-rsid="01787245"/>
    </style:style>
    <style:style style:name="P65" style:family="paragraph" style:parent-style-name="Text_20_body">
      <style:text-properties officeooo:rsid="01787245" officeooo:paragraph-rsid="017a2649"/>
    </style:style>
    <style:style style:name="P66" style:family="paragraph" style:parent-style-name="Text_20_body">
      <style:text-properties officeooo:paragraph-rsid="014aea3a"/>
    </style:style>
    <style:style style:name="P67" style:family="paragraph" style:parent-style-name="Text_20_body">
      <style:text-properties officeooo:rsid="00d46a18" officeooo:paragraph-rsid="01787245"/>
    </style:style>
    <style:style style:name="P68" style:family="paragraph" style:parent-style-name="Text_20_body">
      <style:text-properties officeooo:rsid="0186c5b1" officeooo:paragraph-rsid="0186c5b1"/>
    </style:style>
    <style:style style:name="P69" style:family="paragraph" style:parent-style-name="Text_20_body">
      <style:text-properties officeooo:rsid="01876ff8" officeooo:paragraph-rsid="01876ff8"/>
    </style:style>
    <style:style style:name="P70" style:family="paragraph" style:parent-style-name="Text_20_body">
      <style:text-properties officeooo:rsid="018a7043" officeooo:paragraph-rsid="018a7043"/>
    </style:style>
    <style:style style:name="P71" style:family="paragraph" style:parent-style-name="Text_20_body">
      <style:text-properties officeooo:rsid="018d09ab" officeooo:paragraph-rsid="018d09ab"/>
    </style:style>
    <style:style style:name="P72" style:family="paragraph" style:parent-style-name="Text_20_body">
      <style:text-properties officeooo:rsid="0195aac1" officeooo:paragraph-rsid="0195aac1"/>
    </style:style>
    <style:style style:name="P73" style:family="paragraph" style:parent-style-name="Text_20_body">
      <style:text-properties officeooo:rsid="01975536" officeooo:paragraph-rsid="01975536"/>
    </style:style>
    <style:style style:name="P74" style:family="paragraph" style:parent-style-name="Text_20_body">
      <style:text-properties officeooo:rsid="01975536" officeooo:paragraph-rsid="01983944"/>
    </style:style>
    <style:style style:name="P75" style:family="paragraph" style:parent-style-name="Text_20_body">
      <style:text-properties fo:font-style="normal" officeooo:rsid="01876ff8" officeooo:paragraph-rsid="01876ff8" style:font-style-asian="normal" style:font-style-complex="normal"/>
    </style:style>
    <style:style style:name="P76" style:family="paragraph" style:parent-style-name="Text_20_body">
      <style:text-properties fo:font-style="normal" officeooo:rsid="018a7043" officeooo:paragraph-rsid="018a7043" style:font-style-asian="normal" style:font-style-complex="normal"/>
    </style:style>
    <style:style style:name="P77" style:family="paragraph" style:parent-style-name="Text_20_body">
      <style:text-properties fo:font-style="normal" officeooo:rsid="01975536" officeooo:paragraph-rsid="01975536" style:font-style-asian="normal" style:font-style-complex="normal"/>
    </style:style>
    <style:style style:name="P78" style:family="paragraph" style:parent-style-name="Text_20_body">
      <style:text-properties fo:font-style="normal" officeooo:rsid="01886b9b" officeooo:paragraph-rsid="01886b9b" style:font-style-asian="normal" style:font-style-complex="normal"/>
    </style:style>
    <style:style style:name="P79" style:family="paragraph" style:parent-style-name="Text_20_body">
      <style:text-properties fo:font-style="normal" officeooo:rsid="01a2b434" officeooo:paragraph-rsid="01a2b434" style:font-style-asian="normal" style:font-style-complex="normal"/>
    </style:style>
    <style:style style:name="P80" style:family="paragraph" style:parent-style-name="Text_20_body">
      <style:text-properties fo:font-style="normal" officeooo:rsid="01a4554d" officeooo:paragraph-rsid="01a4554d" style:font-style-asian="normal" style:font-style-complex="normal"/>
    </style:style>
    <style:style style:name="P81" style:family="paragraph" style:parent-style-name="Text_20_body">
      <style:text-properties fo:font-style="normal" officeooo:rsid="01a624c8" officeooo:paragraph-rsid="01a624c8" style:font-style-asian="normal" style:font-style-complex="normal"/>
    </style:style>
    <style:style style:name="P82" style:family="paragraph" style:parent-style-name="Text_20_body">
      <style:text-properties fo:font-style="normal" officeooo:paragraph-rsid="01a624c8" style:font-style-asian="normal" style:font-style-complex="normal"/>
    </style:style>
    <style:style style:name="P83" style:family="paragraph" style:parent-style-name="Text_20_body">
      <style:text-properties fo:font-style="normal" officeooo:rsid="01ae038e" officeooo:paragraph-rsid="01ae038e" style:font-style-asian="normal" style:font-style-complex="normal"/>
    </style:style>
    <style:style style:name="P84" style:family="paragraph" style:parent-style-name="Text_20_body">
      <style:text-properties fo:font-style="normal" officeooo:rsid="01b454c5" officeooo:paragraph-rsid="01b454c5" style:font-style-asian="normal" style:font-style-complex="normal"/>
    </style:style>
    <style:style style:name="P85" style:family="paragraph" style:parent-style-name="Text_20_body">
      <style:text-properties fo:font-style="normal" officeooo:rsid="018d09ab" officeooo:paragraph-rsid="01a2b434" style:font-style-asian="normal" style:font-style-complex="normal"/>
    </style:style>
    <style:style style:name="P86" style:family="paragraph" style:parent-style-name="Text_20_body">
      <style:text-properties fo:font-style="normal" officeooo:rsid="018d09ab" officeooo:paragraph-rsid="0195aac1" style:font-style-asian="normal" style:font-style-complex="normal"/>
    </style:style>
    <style:style style:name="P87" style:family="paragraph" style:parent-style-name="Text_20_body">
      <style:text-properties officeooo:paragraph-rsid="01a2b434"/>
    </style:style>
    <style:style style:name="P88" style:family="paragraph" style:parent-style-name="Text_20_body">
      <style:text-properties officeooo:rsid="01a3c377" officeooo:paragraph-rsid="01a3c377"/>
    </style:style>
    <style:style style:name="P89" style:family="paragraph" style:parent-style-name="Text_20_body">
      <style:text-properties officeooo:rsid="01a4554d" officeooo:paragraph-rsid="01a624c8"/>
    </style:style>
    <style:style style:name="P90" style:family="paragraph" style:parent-style-name="Text_20_body">
      <style:text-properties officeooo:paragraph-rsid="01a624c8"/>
    </style:style>
    <style:style style:name="P91" style:family="paragraph" style:parent-style-name="Text_20_body">
      <style:text-properties officeooo:paragraph-rsid="01ae038e"/>
    </style:style>
    <style:style style:name="P92" style:family="paragraph" style:parent-style-name="Text_20_body">
      <style:text-properties officeooo:paragraph-rsid="01b454c5"/>
    </style:style>
    <style:style style:name="P93" style:family="paragraph" style:parent-style-name="Text_20_body">
      <style:text-properties officeooo:rsid="01b6218f" officeooo:paragraph-rsid="01b6218f"/>
    </style:style>
    <style:style style:name="P94" style:family="paragraph" style:parent-style-name="Text_20_body">
      <style:text-properties officeooo:rsid="01bc70f8" officeooo:paragraph-rsid="01beade7"/>
    </style:style>
    <style:style style:name="P95" style:family="paragraph" style:parent-style-name="Text_20_body">
      <style:text-properties officeooo:paragraph-rsid="01787245"/>
    </style:style>
    <style:style style:name="P96" style:family="paragraph" style:parent-style-name="Text_20_body">
      <style:text-properties officeooo:rsid="017a2649" officeooo:paragraph-rsid="017a2649"/>
    </style:style>
    <style:style style:name="P97" style:family="paragraph" style:parent-style-name="Text_20_body">
      <style:text-properties officeooo:rsid="01bcbd85" officeooo:paragraph-rsid="01bcbd85"/>
    </style:style>
    <style:style style:name="P98" style:family="paragraph" style:parent-style-name="Text_20_body">
      <style:text-properties officeooo:rsid="01c86628" officeooo:paragraph-rsid="01c86628"/>
    </style:style>
    <style:style style:name="P99" style:family="paragraph" style:parent-style-name="Text_20_body">
      <style:text-properties officeooo:rsid="01c944f5" officeooo:paragraph-rsid="01c944f5"/>
    </style:style>
    <style:style style:name="P100" style:family="paragraph" style:parent-style-name="Text_20_body">
      <style:text-properties officeooo:rsid="01ca6592" officeooo:paragraph-rsid="01ca6592"/>
    </style:style>
    <style:style style:name="P101" style:family="paragraph" style:parent-style-name="Text_20_body">
      <style:text-properties officeooo:rsid="01ca6592" officeooo:paragraph-rsid="01eeed02"/>
    </style:style>
    <style:style style:name="P102" style:family="paragraph" style:parent-style-name="Text_20_body">
      <style:text-properties officeooo:rsid="01cbac0c" officeooo:paragraph-rsid="01dba892"/>
    </style:style>
    <style:style style:name="P103" style:family="paragraph" style:parent-style-name="Text_20_body">
      <style:text-properties fo:font-weight="bold" officeooo:rsid="01c4ade6" officeooo:paragraph-rsid="01c4ade6" style:font-weight-asian="bold" style:font-weight-complex="bold"/>
    </style:style>
    <style:style style:name="P104" style:family="paragraph" style:parent-style-name="Text_20_body">
      <style:text-properties fo:font-weight="bold" officeooo:rsid="01c86628" officeooo:paragraph-rsid="01c86628" style:font-weight-asian="bold" style:font-weight-complex="bold"/>
    </style:style>
    <style:style style:name="P105" style:family="paragraph" style:parent-style-name="Text_20_body">
      <style:text-properties officeooo:rsid="01d0c838" officeooo:paragraph-rsid="01d0c838"/>
    </style:style>
    <style:style style:name="P106" style:family="paragraph" style:parent-style-name="Text_20_body">
      <style:text-properties officeooo:rsid="01d6399b" officeooo:paragraph-rsid="01d6399b"/>
    </style:style>
    <style:style style:name="P107" style:family="paragraph" style:parent-style-name="Text_20_body">
      <style:text-properties officeooo:rsid="01dcd966" officeooo:paragraph-rsid="01dcd966"/>
    </style:style>
    <style:style style:name="P108" style:family="paragraph" style:parent-style-name="Text_20_body">
      <style:text-properties officeooo:rsid="01dcd966" officeooo:paragraph-rsid="01e956b9"/>
    </style:style>
    <style:style style:name="P109" style:family="paragraph" style:parent-style-name="Text_20_body">
      <style:text-properties officeooo:paragraph-rsid="01dcd966"/>
    </style:style>
    <style:style style:name="P110" style:family="paragraph" style:parent-style-name="Text_20_body">
      <style:text-properties officeooo:rsid="01e1ae10" officeooo:paragraph-rsid="01e1ae10"/>
    </style:style>
    <style:style style:name="P111" style:family="paragraph" style:parent-style-name="Text_20_body">
      <style:text-properties officeooo:rsid="01e269f2" officeooo:paragraph-rsid="01e269f2"/>
    </style:style>
    <style:style style:name="P112" style:family="paragraph" style:parent-style-name="Text_20_body">
      <style:text-properties officeooo:rsid="01e3ffba" officeooo:paragraph-rsid="01e3ffba"/>
    </style:style>
    <style:style style:name="P113" style:family="paragraph" style:parent-style-name="Text_20_body">
      <style:text-properties officeooo:rsid="01e6e0da" officeooo:paragraph-rsid="01e6e0da"/>
    </style:style>
    <style:style style:name="P114" style:family="paragraph" style:parent-style-name="Text_20_body">
      <style:text-properties officeooo:rsid="01e956b9" officeooo:paragraph-rsid="01e956b9"/>
    </style:style>
    <style:style style:name="P115" style:family="paragraph" style:parent-style-name="Standard">
      <style:text-properties officeooo:rsid="0144f8c4" officeooo:paragraph-rsid="0144f8c4"/>
    </style:style>
    <style:style style:name="P116" style:family="paragraph" style:parent-style-name="Title">
      <style:text-properties officeooo:rsid="014317d2" officeooo:paragraph-rsid="014317d2"/>
    </style:style>
    <style:style style:name="P117" style:family="paragraph" style:parent-style-name="Text_20_body" style:list-style-name="L1">
      <style:text-properties officeooo:paragraph-rsid="018d09ab"/>
    </style:style>
    <style:style style:name="P118" style:family="paragraph" style:parent-style-name="Text_20_body" style:list-style-name="L1">
      <style:text-properties officeooo:paragraph-rsid="019ffce7"/>
    </style:style>
    <style:style style:name="P119" style:family="paragraph" style:parent-style-name="Text_20_body" style:list-style-name="L2">
      <style:text-properties officeooo:paragraph-rsid="0006f188"/>
    </style:style>
    <style:style style:name="P120" style:family="paragraph" style:parent-style-name="Text_20_body" style:list-style-name="L2">
      <style:text-properties officeooo:rsid="0006f188" officeooo:paragraph-rsid="0006f188"/>
    </style:style>
    <style:style style:name="P121" style:family="paragraph" style:parent-style-name="Text_20_body" style:list-style-name="L2">
      <style:text-properties officeooo:rsid="0006f188" officeooo:paragraph-rsid="00119a5d"/>
    </style:style>
    <style:style style:name="P122" style:family="paragraph" style:parent-style-name="Text_20_body" style:list-style-name="L2">
      <style:text-properties fo:color="#00508f" style:font-name="Ubuntu Mono1" fo:font-size="13pt" fo:font-weight="bold" officeooo:rsid="0007c662" officeooo:paragraph-rsid="00119a5d" style:font-size-asian="13pt" style:font-weight-asian="bold" style:font-size-complex="13pt" style:font-weight-complex="bold"/>
    </style:style>
    <style:style style:name="P123" style:family="paragraph" style:parent-style-name="Text_20_body" style:list-style-name="L2">
      <style:text-properties fo:color="#00508f" style:font-name="Ubuntu Mono1" fo:font-size="13pt" fo:font-weight="bold" officeooo:rsid="00094a2a" officeooo:paragraph-rsid="00094a2a" style:font-size-asian="13pt" style:font-weight-asian="bold" style:font-size-complex="13pt" style:font-weight-complex="bold"/>
    </style:style>
    <style:style style:name="P124" style:family="paragraph" style:parent-style-name="Text_20_body">
      <style:text-properties fo:color="#00508f" style:font-name="Ubuntu Mono1" fo:font-size="13pt" fo:font-weight="bold" officeooo:rsid="003c9e8d" officeooo:paragraph-rsid="01ffa0d4" style:font-size-asian="13pt" style:font-weight-asian="bold" style:font-size-complex="13pt" style:font-weight-complex="bold"/>
    </style:style>
    <style:style style:name="P125" style:family="paragraph" style:parent-style-name="Text_20_body">
      <style:text-properties fo:color="#00508f" style:font-name="Ubuntu Mono1" fo:font-size="13pt" fo:font-weight="bold" officeooo:rsid="003c9e8d" officeooo:paragraph-rsid="0204997d" style:font-size-asian="13pt" style:font-weight-asian="bold" style:font-size-complex="13pt" style:font-weight-complex="bold"/>
    </style:style>
    <style:style style:name="P126" style:family="paragraph" style:parent-style-name="Text_20_body">
      <style:text-properties fo:color="#00508f" style:font-name="Ubuntu Mono1" fo:font-size="13pt" fo:font-weight="bold" officeooo:rsid="003c9e8d" officeooo:paragraph-rsid="02068706" style:font-size-asian="13pt" style:font-weight-asian="bold" style:font-size-complex="13pt" style:font-weight-complex="bold"/>
    </style:style>
    <style:style style:name="P127" style:family="paragraph" style:parent-style-name="Text_20_body">
      <style:text-properties fo:color="#00508f" style:font-name="Ubuntu Mono1" fo:font-size="13pt" fo:font-weight="bold" officeooo:rsid="003c9e8d" officeooo:paragraph-rsid="020ae0c0" style:font-size-asian="13pt" style:font-weight-asian="bold" style:font-size-complex="13pt" style:font-weight-complex="bold"/>
    </style:style>
    <style:style style:name="P128" style:family="paragraph" style:parent-style-name="Text_20_body" style:list-style-name="L2">
      <style:text-properties officeooo:rsid="0007c662" officeooo:paragraph-rsid="0007c662"/>
    </style:style>
    <style:style style:name="P129" style:family="paragraph" style:parent-style-name="Text_20_body" style:list-style-name="L2">
      <style:text-properties officeooo:rsid="00094a2a" officeooo:paragraph-rsid="00094a2a"/>
    </style:style>
    <style:style style:name="P130" style:family="paragraph" style:parent-style-name="Text_20_body" style:list-style-name="L3">
      <style:text-properties officeooo:rsid="015b5043" officeooo:paragraph-rsid="015b5043"/>
    </style:style>
    <style:style style:name="P131" style:family="paragraph" style:parent-style-name="Text_20_body">
      <style:text-properties officeooo:rsid="01d6399b" officeooo:paragraph-rsid="02048079"/>
    </style:style>
    <style:style style:name="P132" style:family="paragraph" style:parent-style-name="Text_20_body">
      <style:text-properties officeooo:rsid="01d6399b" officeooo:paragraph-rsid="01d6399b"/>
    </style:style>
    <style:style style:name="P133" style:family="paragraph" style:parent-style-name="Text_20_body">
      <style:text-properties officeooo:rsid="01d6399b" officeooo:paragraph-rsid="0204997d"/>
    </style:style>
    <style:style style:name="P134" style:family="paragraph" style:parent-style-name="Text_20_body">
      <style:text-properties officeooo:rsid="01ff214b" officeooo:paragraph-rsid="01ff214b"/>
    </style:style>
    <style:style style:name="P135" style:family="paragraph" style:parent-style-name="Text_20_body">
      <style:text-properties officeooo:paragraph-rsid="01ffa0d4"/>
    </style:style>
    <style:style style:name="P136" style:family="paragraph" style:parent-style-name="Text_20_body">
      <style:text-properties officeooo:rsid="01ffa0d4" officeooo:paragraph-rsid="01ffa0d4"/>
    </style:style>
    <style:style style:name="P137" style:family="paragraph" style:parent-style-name="Text_20_body">
      <style:text-properties officeooo:rsid="003c9e8d" officeooo:paragraph-rsid="0206e303"/>
    </style:style>
    <style:style style:name="P138" style:family="paragraph" style:parent-style-name="Text_20_body">
      <style:text-properties officeooo:rsid="01dcd966" officeooo:paragraph-rsid="020ae0c0"/>
    </style:style>
    <style:style style:name="P139" style:family="paragraph" style:parent-style-name="Heading_20_1">
      <style:text-properties officeooo:rsid="0186c5b1" officeooo:paragraph-rsid="0186c5b1"/>
    </style:style>
    <style:style style:name="P140" style:family="paragraph" style:parent-style-name="Heading_20_1">
      <style:text-properties officeooo:rsid="01bc70f8" officeooo:paragraph-rsid="01bc70f8"/>
    </style:style>
    <style:style style:name="P141" style:family="paragraph" style:parent-style-name="Heading_20_1">
      <style:text-properties officeooo:rsid="0144f8c4" officeooo:paragraph-rsid="0144f8c4"/>
    </style:style>
    <style:style style:name="P142" style:family="paragraph" style:parent-style-name="Heading_20_1">
      <style:text-properties officeooo:rsid="014aea3a" officeooo:paragraph-rsid="014aea3a"/>
    </style:style>
    <style:style style:name="P143" style:family="paragraph" style:parent-style-name="Heading_20_3">
      <style:text-properties officeooo:paragraph-rsid="01e1acb6"/>
    </style:style>
    <style:style style:name="P144" style:family="paragraph" style:parent-style-name="Heading_20_2" style:list-style-name=""/>
    <style:style style:name="P145" style:family="paragraph" style:parent-style-name="Heading_20_2" style:list-style-name=""/>
    <style:style style:name="P146" style:family="paragraph" style:parent-style-name="Heading_20_2">
      <style:text-properties officeooo:paragraph-rsid="01ba8fe7"/>
    </style:style>
    <style:style style:name="P147" style:family="paragraph" style:parent-style-name="Heading_20_2">
      <style:paragraph-properties fo:break-before="page"/>
    </style:style>
    <style:style style:name="P148" style:family="paragraph" style:parent-style-name="Preformatted_20_Text" style:list-style-name="L2"/>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585d64" style:font-weight-asian="bold" style:font-weight-complex="bold"/>
    </style:style>
    <style:style style:name="T7" style:family="text">
      <style:text-properties fo:font-weight="bold" officeooo:rsid="015e51bc" style:font-weight-asian="bold" style:font-weight-complex="bold"/>
    </style:style>
    <style:style style:name="T8" style:family="text">
      <style:text-properties fo:font-weight="bold" officeooo:rsid="015e9c0a" style:font-weight-asian="bold" style:font-weight-complex="bold"/>
    </style:style>
    <style:style style:name="T9" style:family="text">
      <style:text-properties fo:font-weight="bold" officeooo:rsid="016316ef" style:font-weight-asian="bold" style:font-weight-complex="bold"/>
    </style:style>
    <style:style style:name="T10" style:family="text">
      <style:text-properties fo:font-weight="bold" officeooo:rsid="0166d52f" style:font-weight-asian="bold" style:font-weight-complex="bold"/>
    </style:style>
    <style:style style:name="T11" style:family="text">
      <style:text-properties fo:font-weight="bold" officeooo:rsid="01d41980" style:font-weight-asian="bold" style:font-weight-complex="bold"/>
    </style:style>
    <style:style style:name="T12" style:family="text">
      <style:text-properties fo:font-weight="bold" officeooo:rsid="01e3ffba" style:font-weight-asian="bold" style:font-weight-complex="bold"/>
    </style:style>
    <style:style style:name="T13" style:family="text">
      <style:text-properties fo:font-weight="bold" officeooo:rsid="01e956b9" style:font-weight-asian="bold" style:font-weight-complex="bold"/>
    </style:style>
    <style:style style:name="T14" style:family="text">
      <style:text-properties fo:font-weight="bold" officeooo:rsid="01ec38dc" style:font-weight-asian="bold" style:font-weight-complex="bold"/>
    </style:style>
    <style:style style:name="T15" style:family="text">
      <style:text-properties fo:font-weight="bold" officeooo:rsid="01f0e9d8"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306922" style:font-size-asian="13pt" style:font-weight-asian="bold" style:font-size-complex="13pt" style:font-weight-complex="bold"/>
    </style:style>
    <style:style style:name="T20" style:family="text">
      <style:text-properties style:font-name="Ubuntu Mono1" fo:font-size="13pt" fo:font-weight="bold" officeooo:rsid="00d5d221" style:font-size-asian="13pt" style:font-weight-asian="bold" style:font-size-complex="13pt" style:font-weight-complex="bold"/>
    </style:style>
    <style:style style:name="T21" style:family="text">
      <style:text-properties style:font-name="Ubuntu Mono1" fo:font-size="13pt" fo:font-weight="bold" officeooo:rsid="014aea3a" style:font-size-asian="13pt" style:font-weight-asian="bold" style:font-size-complex="13pt" style:font-weight-complex="bold"/>
    </style:style>
    <style:style style:name="T22" style:family="text">
      <style:text-properties style:font-name="Ubuntu Mono1" fo:font-size="13pt" fo:font-weight="bold" officeooo:rsid="01585d64" style:font-size-asian="13pt" style:font-weight-asian="bold" style:font-size-complex="13pt" style:font-weight-complex="bold"/>
    </style:style>
    <style:style style:name="T23" style:family="text">
      <style:text-properties style:font-name="Ubuntu Mono1" fo:font-size="13pt" fo:font-weight="bold" officeooo:rsid="01787245" style:font-size-asian="13pt" style:font-weight-asian="bold" style:font-size-complex="13pt" style:font-weight-complex="bold"/>
    </style:style>
    <style:style style:name="T24" style:family="text">
      <style:text-properties style:font-name="Ubuntu Mono1"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26" style:family="text">
      <style:text-properties style:font-name="Ubuntu Mono1" fo:font-size="13pt" fo:font-style="normal" fo:font-weight="bold" officeooo:rsid="01ae038e"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16260" style:font-size-asian="13pt" style:font-style-asian="normal" style:font-weight-asian="bold" style:font-size-complex="13pt" style:font-style-complex="normal" style:font-weight-complex="bold"/>
    </style:style>
    <style:style style:name="T28"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9"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30" style:family="text">
      <style:text-properties style:font-name="Ubuntu Mono1" officeooo:rsid="01787245"/>
    </style:style>
    <style:style style:name="T31" style:family="text">
      <style:text-properties officeooo:rsid="00306922"/>
    </style:style>
    <style:style style:name="T32" style:family="text">
      <style:text-properties fo:font-style="italic" style:font-style-asian="italic" style:font-style-complex="italic"/>
    </style:style>
    <style:style style:name="T33" style:family="text">
      <style:text-properties fo:font-style="italic" officeooo:rsid="00306922" style:font-style-asian="italic" style:font-style-complex="italic"/>
    </style:style>
    <style:style style:name="T34" style:family="text">
      <style:text-properties fo:font-style="italic" officeooo:rsid="01585d64" style:font-style-asian="italic" style:font-style-complex="italic"/>
    </style:style>
    <style:style style:name="T35" style:family="text">
      <style:text-properties fo:font-style="italic" officeooo:rsid="015e51bc" style:font-style-asian="italic" style:font-style-complex="italic"/>
    </style:style>
    <style:style style:name="T36" style:family="text">
      <style:text-properties fo:font-style="italic" officeooo:rsid="016007c0" style:font-style-asian="italic" style:font-style-complex="italic"/>
    </style:style>
    <style:style style:name="T37" style:family="text">
      <style:text-properties fo:font-style="italic" officeooo:rsid="01769aaf" style:font-style-asian="italic" style:font-style-complex="italic"/>
    </style:style>
    <style:style style:name="T38" style:family="text">
      <style:text-properties fo:font-style="italic" officeooo:rsid="018d09ab" style:font-style-asian="italic" style:font-style-complex="italic"/>
    </style:style>
    <style:style style:name="T39" style:family="text">
      <style:text-properties fo:font-style="italic" officeooo:rsid="0195aac1" style:font-style-asian="italic" style:font-style-complex="italic"/>
    </style:style>
    <style:style style:name="T40" style:family="text">
      <style:text-properties fo:font-style="italic" officeooo:rsid="019a8e80" style:font-style-asian="italic" style:font-style-complex="italic"/>
    </style:style>
    <style:style style:name="T41" style:family="text">
      <style:text-properties fo:font-style="italic" officeooo:rsid="01beade7" style:font-style-asian="italic" style:font-style-complex="italic"/>
    </style:style>
    <style:style style:name="T42" style:family="text">
      <style:text-properties fo:font-style="italic" officeooo:rsid="02045a30" style:font-style-asian="italic" style:font-style-complex="italic"/>
    </style:style>
    <style:style style:name="T43" style:family="text">
      <style:text-properties fo:font-style="italic" officeooo:rsid="02048079" style:font-style-asian="italic" style:font-style-complex="italic"/>
    </style:style>
    <style:style style:name="T44" style:family="text">
      <style:text-properties fo:font-style="italic" fo:font-weight="bold" officeooo:rsid="015e9c0a" style:font-style-asian="italic" style:font-weight-asian="bold" style:font-style-complex="italic" style:font-weight-complex="bold"/>
    </style:style>
    <style:style style:name="T45" style:family="text">
      <style:text-properties style:font-name="Liberation Sans" fo:font-size="16.1000003814697pt" fo:font-weight="bold" officeooo:rsid="01787245" style:font-name-asian="Microsoft YaHei" style:font-size-asian="16.1000003814697pt" style:font-weight-asian="bold" style:font-name-complex="Mangal" style:font-size-complex="16.1000003814697pt" style:font-weight-complex="bold"/>
    </style:style>
    <style:style style:name="T46" style:family="text">
      <style:text-properties style:font-name="Liberation Sans" fo:font-size="16.1000003814697pt" fo:font-weight="bold" officeooo:rsid="01ba8fe7" style:font-name-asian="Microsoft YaHei" style:font-size-asian="16.1000003814697pt" style:font-weight-asian="bold" style:font-name-complex="Mangal" style:font-size-complex="16.1000003814697pt" style:font-weight-complex="bold"/>
    </style:style>
    <style:style style:name="T47" style:family="text">
      <style:text-properties style:font-name="Liberation Sans" fo:font-size="16.1000003814697pt" fo:font-weight="bold" officeooo:rsid="01bb8eda" style:font-name-asian="Microsoft YaHei" style:font-size-asian="16.1000003814697pt" style:font-weight-asian="bold" style:font-name-complex="Mangal" style:font-size-complex="16.1000003814697pt" style:font-weight-complex="bold"/>
    </style:style>
    <style:style style:name="T48" style:family="text">
      <style:text-properties fo:font-style="normal" style:font-style-asian="normal" style:font-style-complex="normal"/>
    </style:style>
    <style:style style:name="T49" style:family="text">
      <style:text-properties fo:font-style="normal" officeooo:rsid="0160debc" style:font-style-asian="normal" style:font-style-complex="normal"/>
    </style:style>
    <style:style style:name="T50" style:family="text">
      <style:text-properties fo:font-style="normal" officeooo:rsid="016007c0" style:font-style-asian="normal" style:font-style-complex="normal"/>
    </style:style>
    <style:style style:name="T51" style:family="text">
      <style:text-properties fo:font-style="normal" officeooo:rsid="0166d52f" style:font-style-asian="normal" style:font-style-complex="normal"/>
    </style:style>
    <style:style style:name="T52" style:family="text">
      <style:text-properties fo:font-style="normal" officeooo:rsid="01770202" style:font-style-asian="normal" style:font-style-complex="normal"/>
    </style:style>
    <style:style style:name="T53" style:family="text">
      <style:text-properties fo:font-style="normal" officeooo:rsid="018d09ab" style:font-style-asian="normal" style:font-style-complex="normal"/>
    </style:style>
    <style:style style:name="T54" style:family="text">
      <style:text-properties fo:font-style="normal" officeooo:rsid="018ec3a2" style:font-style-asian="normal" style:font-style-complex="normal"/>
    </style:style>
    <style:style style:name="T55" style:family="text">
      <style:text-properties fo:font-style="normal" officeooo:rsid="018f367d" style:font-style-asian="normal" style:font-style-complex="normal"/>
    </style:style>
    <style:style style:name="T56" style:family="text">
      <style:text-properties fo:font-style="normal" officeooo:rsid="01909542" style:font-style-asian="normal" style:font-style-complex="normal"/>
    </style:style>
    <style:style style:name="T57" style:family="text">
      <style:text-properties fo:font-style="normal" officeooo:rsid="01911b96" style:font-style-asian="normal" style:font-style-complex="normal"/>
    </style:style>
    <style:style style:name="T58" style:family="text">
      <style:text-properties fo:font-style="normal" officeooo:rsid="0195aac1" style:font-style-asian="normal" style:font-style-complex="normal"/>
    </style:style>
    <style:style style:name="T59" style:family="text">
      <style:text-properties fo:font-style="normal" officeooo:rsid="01983944" style:font-style-asian="normal" style:font-style-complex="normal"/>
    </style:style>
    <style:style style:name="T60" style:family="text">
      <style:text-properties fo:font-style="normal" officeooo:rsid="0199552c" style:font-style-asian="normal" style:font-style-complex="normal"/>
    </style:style>
    <style:style style:name="T61" style:family="text">
      <style:text-properties fo:font-style="normal" officeooo:rsid="019a8e80" style:font-style-asian="normal" style:font-style-complex="normal"/>
    </style:style>
    <style:style style:name="T62" style:family="text">
      <style:text-properties fo:font-style="normal" officeooo:rsid="019ffce7" style:font-style-asian="normal" style:font-style-complex="normal"/>
    </style:style>
    <style:style style:name="T63" style:family="text">
      <style:text-properties fo:font-style="normal" officeooo:rsid="01a08ccc" style:font-style-asian="normal" style:font-style-complex="normal"/>
    </style:style>
    <style:style style:name="T64" style:family="text">
      <style:text-properties fo:font-style="normal" officeooo:rsid="01a1daa4" style:font-style-asian="normal" style:font-style-complex="normal"/>
    </style:style>
    <style:style style:name="T65" style:family="text">
      <style:text-properties fo:font-style="normal" officeooo:rsid="01a22535" style:font-style-asian="normal" style:font-style-complex="normal"/>
    </style:style>
    <style:style style:name="T66" style:family="text">
      <style:text-properties fo:font-style="normal" officeooo:rsid="01a2b434" style:font-style-asian="normal" style:font-style-complex="normal"/>
    </style:style>
    <style:style style:name="T67" style:family="text">
      <style:text-properties fo:font-style="normal" officeooo:rsid="01a4554d" style:font-style-asian="normal" style:font-style-complex="normal"/>
    </style:style>
    <style:style style:name="T68" style:family="text">
      <style:text-properties fo:font-style="normal" officeooo:rsid="01a624c8" style:font-style-asian="normal" style:font-style-complex="normal"/>
    </style:style>
    <style:style style:name="T69" style:family="text">
      <style:text-properties fo:font-style="normal" officeooo:rsid="01a73da8" style:font-style-asian="normal" style:font-style-complex="normal"/>
    </style:style>
    <style:style style:name="T70" style:family="text">
      <style:text-properties fo:font-style="normal" officeooo:rsid="01a8841b" style:font-style-asian="normal" style:font-style-complex="normal"/>
    </style:style>
    <style:style style:name="T71" style:family="text">
      <style:text-properties fo:font-style="normal" officeooo:rsid="01ab5408" style:font-style-asian="normal" style:font-style-complex="normal"/>
    </style:style>
    <style:style style:name="T72" style:family="text">
      <style:text-properties fo:font-style="normal" officeooo:rsid="01ae038e" style:font-style-asian="normal" style:font-style-complex="normal"/>
    </style:style>
    <style:style style:name="T73" style:family="text">
      <style:text-properties fo:font-style="normal" officeooo:rsid="01afa43d" style:font-style-asian="normal" style:font-style-complex="normal"/>
    </style:style>
    <style:style style:name="T74" style:family="text">
      <style:text-properties fo:font-style="normal" officeooo:rsid="01b16260" style:font-style-asian="normal" style:font-style-complex="normal"/>
    </style:style>
    <style:style style:name="T75" style:family="text">
      <style:text-properties fo:font-style="normal" officeooo:rsid="01b454c5" style:font-style-asian="normal" style:font-style-complex="normal"/>
    </style:style>
    <style:style style:name="T76" style:family="text">
      <style:text-properties fo:font-style="normal" officeooo:rsid="01b65e1e" style:font-style-asian="normal" style:font-style-complex="normal"/>
    </style:style>
    <style:style style:name="T77" style:family="text">
      <style:text-properties fo:font-style="normal" officeooo:rsid="01b7a750" style:font-style-asian="normal" style:font-style-complex="normal"/>
    </style:style>
    <style:style style:name="T78" style:family="text">
      <style:text-properties fo:font-style="normal" officeooo:rsid="01d7db7c" style:font-style-asian="normal" style:font-style-complex="normal"/>
    </style:style>
    <style:style style:name="T79" style:family="text">
      <style:text-properties fo:font-style="normal" officeooo:rsid="02045a30" style:font-style-asian="normal" style:font-style-complex="normal"/>
    </style:style>
    <style:style style:name="T80" style:family="text">
      <style:text-properties fo:font-style="normal" officeooo:rsid="02048079" style:font-style-asian="normal" style:font-style-complex="normal"/>
    </style:style>
    <style:style style:name="T81" style:family="text">
      <style:text-properties fo:font-style="normal" officeooo:rsid="0209424a"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160debc" style:font-style-asian="normal" style:font-weight-asian="bold" style:font-style-complex="normal" style:font-weight-complex="bold"/>
    </style:style>
    <style:style style:name="T84" style:family="text">
      <style:text-properties fo:font-style="normal" fo:font-weight="bold" officeooo:rsid="016007c0" style:font-style-asian="normal" style:font-weight-asian="bold" style:font-style-complex="normal" style:font-weight-complex="bold"/>
    </style:style>
    <style:style style:name="T85" style:family="text">
      <style:text-properties fo:font-style="normal" fo:font-weight="bold" officeooo:rsid="0166d52f" style:font-style-asian="normal" style:font-weight-asian="bold" style:font-style-complex="normal" style:font-weight-complex="bold"/>
    </style:style>
    <style:style style:name="T86" style:family="text">
      <style:text-properties fo:font-style="normal" fo:font-weight="bold" officeooo:rsid="016316ef" style:font-style-asian="normal" style:font-weight-asian="bold" style:font-style-complex="normal" style:font-weight-complex="bold"/>
    </style:style>
    <style:style style:name="T87" style:family="text">
      <style:text-properties fo:font-style="normal" fo:font-weight="bold" officeooo:rsid="01770202" style:font-style-asian="normal" style:font-weight-asian="bold" style:font-style-complex="normal" style:font-weight-complex="bold"/>
    </style:style>
    <style:style style:name="T88" style:family="text">
      <style:text-properties fo:color="#00508f" fo:font-size="13pt" fo:font-weight="bold" style:font-size-asian="13pt" style:font-weight-asian="bold" style:font-size-complex="13pt" style:font-weight-complex="bold"/>
    </style:style>
    <style:style style:name="T89" style:family="text">
      <style:text-properties fo:color="#00508f" fo:font-size="13pt" fo:font-weight="bold" officeooo:rsid="0006f188" style:font-size-asian="13pt" style:font-weight-asian="bold" style:font-size-complex="13pt" style:font-weight-complex="bold"/>
    </style:style>
    <style:style style:name="T90" style:family="text">
      <style:text-properties fo:color="#00508f" style:font-name="Ubuntu Mono1" fo:font-size="13pt" fo:font-weight="bold" style:font-size-asian="13pt" style:font-weight-asian="bold" style:font-size-complex="13pt" style:font-weight-complex="bold"/>
    </style:style>
    <style:style style:name="T91" style:family="text">
      <style:text-properties fo:color="#00508f" style:font-name="Ubuntu Mono1" fo:font-size="13pt" fo:font-weight="bold" officeooo:rsid="003c9e8d" style:font-size-asian="13pt" style:font-weight-asian="bold" style:font-size-complex="13pt" style:font-weight-complex="bold"/>
    </style:style>
    <style:style style:name="T92" style:family="text">
      <style:text-properties fo:color="#00508f" style:font-name="Ubuntu Mono1" fo:font-size="13pt" fo:font-weight="bold" officeooo:rsid="0144f8c4" style:font-size-asian="13pt" style:font-weight-asian="bold" style:font-size-complex="13pt" style:font-weight-complex="bold"/>
    </style:style>
    <style:style style:name="T93" style:family="text">
      <style:text-properties fo:color="#00508f" style:font-name="Ubuntu Mono1" fo:font-size="13pt" fo:font-weight="bold" officeooo:rsid="0007c662" style:font-size-asian="13pt" style:font-weight-asian="bold" style:font-size-complex="13pt" style:font-weight-complex="bold"/>
    </style:style>
    <style:style style:name="T94" style:family="text">
      <style:text-properties fo:color="#00508f" style:font-name="Ubuntu Mono1" fo:font-size="13pt" fo:font-weight="bold" officeooo:rsid="0145222b" style:font-size-asian="13pt" style:font-weight-asian="bold" style:font-size-complex="13pt" style:font-weight-complex="bold"/>
    </style:style>
    <style:style style:name="T95" style:family="text">
      <style:text-properties fo:color="#00508f" style:font-name="Ubuntu Mono1" fo:font-size="13pt" fo:font-weight="bold" officeooo:rsid="01585d64" style:font-size-asian="13pt" style:font-weight-asian="bold" style:font-size-complex="13pt" style:font-weight-complex="bold"/>
    </style:style>
    <style:style style:name="T96" style:family="text">
      <style:text-properties fo:color="#00508f" style:font-name="Ubuntu Mono1" fo:font-size="13pt" fo:font-weight="bold" officeooo:rsid="01dcd966" style:font-size-asian="13pt" style:font-weight-asian="bold" style:font-size-complex="13pt" style:font-weight-complex="bold"/>
    </style:style>
    <style:style style:name="T97" style:family="text">
      <style:text-properties fo:color="#00508f" style:font-name="Ubuntu Mono1" fo:font-size="13pt" fo:font-weight="bold" officeooo:rsid="0206e303" style:font-size-asian="13pt" style:font-weight-asian="bold" style:font-size-complex="13pt" style:font-weight-complex="bold"/>
    </style:style>
    <style:style style:name="T98" style:family="text">
      <style:text-properties fo:color="#00508f" style:font-name="Ubuntu Mono1" fo:font-size="13pt" fo:font-weight="bold" officeooo:rsid="01d6399b" style:font-size-asian="13pt" style:font-weight-asian="bold" style:font-size-complex="13pt" style:font-weight-complex="bold"/>
    </style:style>
    <style:style style:name="T99" style:family="text">
      <style:text-properties officeooo:rsid="012e6778"/>
    </style:style>
    <style:style style:name="T100" style:family="text">
      <style:text-properties style:use-window-font-color="true" style:font-name="Ubuntu Mono1" fo:font-size="13pt" fo:font-weight="bold" officeooo:rsid="0007c662" style:font-size-asian="13pt" style:font-weight-asian="bold" style:font-size-complex="13pt" style:font-weight-complex="bold"/>
    </style:style>
    <style:style style:name="T101" style:family="text">
      <style:text-properties style:use-window-font-color="true" style:font-name="Ubuntu Mono1" fo:font-size="13pt" fo:font-weight="bold" officeooo:rsid="00d5d221" style:font-size-asian="13pt" style:font-weight-asian="bold" style:font-size-complex="13pt" style:font-weight-complex="bold"/>
    </style:style>
    <style:style style:name="T102" style:family="text">
      <style:text-properties style:use-window-font-color="true" style:font-name="Ubuntu Mono1" fo:font-size="13pt" fo:font-weight="bold" officeooo:rsid="01d6399b" style:font-size-asian="13pt" style:font-weight-asian="bold" style:font-size-complex="13pt" style:font-weight-complex="bold"/>
    </style:style>
    <style:style style:name="T103" style:family="text">
      <style:text-properties style:use-window-font-color="true" style:font-name="Ubuntu Mono1" fo:font-size="13pt" fo:font-weight="bold" officeooo:rsid="0206e303" style:font-size-asian="13pt" style:font-weight-asian="bold" style:font-size-complex="13pt" style:font-weight-complex="bold"/>
    </style:style>
    <style:style style:name="T104" style:family="text">
      <style:text-properties style:use-window-font-color="true" style:font-name="Liberation Sans" fo:font-size="12pt" fo:font-weight="normal" style:font-size-asian="12pt" style:font-weight-asian="normal" style:font-size-complex="12pt" style:font-weight-complex="normal"/>
    </style:style>
    <style:style style:name="T105"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106"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107"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108"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109"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110"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11"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13" style:family="text">
      <style:text-properties style:use-window-font-color="true" officeooo:rsid="01d6399b"/>
    </style:style>
    <style:style style:name="T114" style:family="text">
      <style:text-properties style:use-window-font-color="true" officeooo:rsid="02068706"/>
    </style:style>
    <style:style style:name="T115" style:family="text">
      <style:text-properties officeooo:rsid="0144f8c4"/>
    </style:style>
    <style:style style:name="T116" style:family="text">
      <style:text-properties fo:font-weight="normal" officeooo:rsid="016316ef" style:font-weight-asian="normal" style:font-weight-complex="normal"/>
    </style:style>
    <style:style style:name="T117" style:family="text">
      <style:text-properties fo:font-weight="normal" officeooo:rsid="01770202" style:font-weight-asian="normal" style:font-weight-complex="normal"/>
    </style:style>
    <style:style style:name="T118" style:family="text">
      <style:text-properties officeooo:rsid="01477938"/>
    </style:style>
    <style:style style:name="T119" style:family="text">
      <style:text-properties officeooo:rsid="014ac846"/>
    </style:style>
    <style:style style:name="T120" style:family="text">
      <style:text-properties officeooo:rsid="014b0100"/>
    </style:style>
    <style:style style:name="T121" style:family="text">
      <style:text-properties officeooo:rsid="01585d64"/>
    </style:style>
    <style:style style:name="T122" style:family="text">
      <style:text-properties officeooo:rsid="0158f821"/>
    </style:style>
    <style:style style:name="T123"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24" style:family="text">
      <style:text-properties style:font-name="Liberation Mono" fo:font-style="normal" fo:font-weight="bold" officeooo:rsid="018d09ab" style:font-style-asian="normal" style:font-weight-asian="bold" style:font-style-complex="normal" style:font-weight-complex="bold"/>
    </style:style>
    <style:style style:name="T125" style:family="text">
      <style:text-properties style:font-name="Liberation Mono" fo:font-style="normal" fo:font-weight="bold" officeooo:rsid="01b16260" style:font-style-asian="normal" style:font-weight-asian="bold" style:font-style-complex="normal" style:font-weight-complex="bold"/>
    </style:style>
    <style:style style:name="T126" style:family="text">
      <style:text-properties style:font-name="Liberation Mono" fo:font-style="normal" fo:font-weight="bold" officeooo:rsid="01b9059d" style:font-style-asian="normal" style:font-weight-asian="bold" style:font-style-complex="normal" style:font-weight-complex="bold"/>
    </style:style>
    <style:style style:name="T127" style:family="text">
      <style:text-properties style:font-name="Liberation Mono" fo:font-style="normal" fo:font-weight="bold" officeooo:rsid="01b454c5" style:font-style-asian="normal" style:font-weight-asian="bold" style:font-style-complex="normal" style:font-weight-complex="bold"/>
    </style:style>
    <style:style style:name="T128" style:family="text">
      <style:text-properties style:font-name="Liberation Mono" fo:font-size="11pt" style:font-size-asian="11pt" style:font-size-complex="11pt"/>
    </style:style>
    <style:style style:name="T129" style:family="text">
      <style:text-properties style:font-name="Liberation Mono" fo:font-weight="bold" style:font-weight-asian="bold" style:font-weight-complex="bold"/>
    </style:style>
    <style:style style:name="T130" style:family="text">
      <style:text-properties officeooo:rsid="015addf1"/>
    </style:style>
    <style:style style:name="T131" style:family="text">
      <style:text-properties fo:color="#ed1c24"/>
    </style:style>
    <style:style style:name="T132" style:family="text">
      <style:text-properties fo:color="#ed1c24" officeooo:rsid="0158f821"/>
    </style:style>
    <style:style style:name="T133" style:family="text">
      <style:text-properties officeooo:rsid="015b076e"/>
    </style:style>
    <style:style style:name="T134" style:family="text">
      <style:text-properties officeooo:rsid="015b5043"/>
    </style:style>
    <style:style style:name="T135" style:family="text">
      <style:text-properties officeooo:rsid="015e51bc"/>
    </style:style>
    <style:style style:name="T136" style:family="text">
      <style:text-properties officeooo:rsid="015e9c0a"/>
    </style:style>
    <style:style style:name="T137" style:family="text">
      <style:text-properties officeooo:rsid="0160debc"/>
    </style:style>
    <style:style style:name="T138" style:family="text">
      <style:text-properties officeooo:rsid="016316ef"/>
    </style:style>
    <style:style style:name="T139" style:family="text">
      <style:text-properties officeooo:rsid="0164ff11"/>
    </style:style>
    <style:style style:name="T140" style:family="text">
      <style:text-properties officeooo:rsid="0166d52f"/>
    </style:style>
    <style:style style:name="T141" style:family="text">
      <style:text-properties officeooo:rsid="0167aa8c"/>
    </style:style>
    <style:style style:name="T142" style:family="text">
      <style:text-properties officeooo:rsid="01769aaf"/>
    </style:style>
    <style:style style:name="T143" style:family="text">
      <style:text-properties officeooo:rsid="01770202"/>
    </style:style>
    <style:style style:name="T144" style:family="text">
      <style:text-properties officeooo:rsid="01787245"/>
    </style:style>
    <style:style style:name="T145" style:family="text">
      <style:text-properties officeooo:rsid="017b2291"/>
    </style:style>
    <style:style style:name="T146" style:family="text">
      <style:text-properties officeooo:rsid="01858cb8"/>
    </style:style>
    <style:style style:name="T147" style:family="text">
      <style:text-properties officeooo:rsid="019d8073"/>
    </style:style>
    <style:style style:name="T148" style:family="text">
      <style:text-properties officeooo:rsid="019ffc8f"/>
    </style:style>
    <style:style style:name="T149" style:family="text">
      <style:text-properties officeooo:rsid="01b6218f"/>
    </style:style>
    <style:style style:name="T150" style:family="text">
      <style:text-properties officeooo:rsid="01beade7"/>
    </style:style>
    <style:style style:name="T151" style:family="text">
      <style:text-properties officeooo:rsid="01ca6592"/>
    </style:style>
    <style:style style:name="T152" style:family="text">
      <style:text-properties officeooo:rsid="01d0c838"/>
    </style:style>
    <style:style style:name="T153" style:family="text">
      <style:text-properties officeooo:rsid="01d41980"/>
    </style:style>
    <style:style style:name="T154" style:family="text">
      <style:text-properties officeooo:rsid="01d7db7c"/>
    </style:style>
    <style:style style:name="T155" style:family="text">
      <style:text-properties officeooo:rsid="01dae12f"/>
    </style:style>
    <style:style style:name="T156" style:family="text">
      <style:text-properties officeooo:rsid="01dcd966"/>
    </style:style>
    <style:style style:name="T157" style:family="text">
      <style:text-properties officeooo:rsid="01e3ffba"/>
    </style:style>
    <style:style style:name="T158" style:family="text">
      <style:text-properties officeooo:rsid="01e55164"/>
    </style:style>
    <style:style style:name="T159" style:family="text">
      <style:text-properties fo:color="#ce181e"/>
    </style:style>
    <style:style style:name="T160" style:family="text">
      <style:text-properties fo:color="#ce181e" style:font-name="Liberation Mono" fo:font-size="11pt" style:font-size-asian="11pt" style:font-size-complex="11pt"/>
    </style:style>
    <style:style style:name="T161" style:family="text">
      <style:text-properties fo:color="#ce181e" officeooo:rsid="01dae12f"/>
    </style:style>
    <style:style style:name="T162" style:family="text">
      <style:text-properties fo:color="#ce181e" style:font-name="Ubuntu Mono1" fo:font-size="13pt" fo:font-weight="bold" style:font-size-asian="13pt" style:font-weight-asian="bold" style:font-size-complex="13pt" style:font-weight-complex="bold"/>
    </style:style>
    <style:style style:name="T163" style:family="text">
      <style:text-properties fo:color="#ce181e" style:font-name="Ubuntu Mono1" fo:font-size="13pt" fo:font-weight="bold" officeooo:rsid="003c9e8d" style:font-size-asian="13pt" style:font-weight-asian="bold" style:font-size-complex="13pt" style:font-weight-complex="bold"/>
    </style:style>
    <style:style style:name="T164" style:family="text">
      <style:text-properties fo:color="#ce181e" style:font-name="Ubuntu Mono1" fo:font-size="13pt" fo:font-weight="bold" officeooo:rsid="0204997d" style:font-size-asian="13pt" style:font-weight-asian="bold" style:font-size-complex="13pt" style:font-weight-complex="bold"/>
    </style:style>
    <style:style style:name="T165" style:family="text">
      <style:text-properties fo:color="#ce181e" officeooo:rsid="020ae0c0"/>
    </style:style>
    <style:style style:name="T166" style:family="text">
      <style:text-properties officeooo:rsid="01e956b9"/>
    </style:style>
    <style:style style:name="T167" style:family="text">
      <style:text-properties officeooo:rsid="01ea3f25"/>
    </style:style>
    <style:style style:name="T168" style:family="text">
      <style:text-properties officeooo:rsid="01ec38dc"/>
    </style:style>
    <style:style style:name="T169" style:family="text">
      <style:text-properties officeooo:rsid="01ed313d"/>
    </style:style>
    <style:style style:name="T170" style:family="text">
      <style:text-properties officeooo:rsid="01ed5c0f"/>
    </style:style>
    <style:style style:name="T171" style:family="text">
      <style:text-properties officeooo:rsid="01ee0be0"/>
    </style:style>
    <style:style style:name="T172" style:family="text">
      <style:text-properties officeooo:rsid="01f0e9d8"/>
    </style:style>
    <style:style style:name="T173" style:family="text">
      <style:text-properties officeooo:rsid="01f6a581"/>
    </style:style>
    <style:style style:name="T174" style:family="text">
      <style:text-properties officeooo:rsid="01fa1471"/>
    </style:style>
    <style:style style:name="T175" style:family="text">
      <style:text-properties officeooo:rsid="01ffa0d4"/>
    </style:style>
    <style:style style:name="T176" style:family="text">
      <style:text-properties officeooo:rsid="02045a30"/>
    </style:style>
    <style:style style:name="T177" style:family="text">
      <style:text-properties officeooo:rsid="01d6399b"/>
    </style:style>
    <style:style style:name="T178" style:family="text">
      <style:text-properties officeooo:rsid="02048079"/>
    </style:style>
    <style:style style:name="T179" style:family="text">
      <style:text-properties officeooo:rsid="0206f49d"/>
    </style:style>
    <style:style style:name="T180" style:family="text">
      <style:text-properties officeooo:rsid="020731c8"/>
    </style:style>
    <style:style style:name="T181" style:family="text">
      <style:text-properties officeooo:rsid="020ae0c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he GRUB <text:span text:style-name="T2">S</text:span>witch<text:line-break/>USB Device Firmware</text:p>
      <text:p text:style-name="P5">R<text:span text:style-name="T1">ue</text:span>diger Willenberg<text:line-break/><text:span text:style-name="T1">Version 1.3<text:line-break/>June</text:span> <text:span text:style-name="T174">27</text:span>, 202<text:span text:style-name="T174">2</text:span></text:p>
      <text:p text:style-name="P4"><text:span text:style-name="T31">This guide expects that you know how to use the Linux command-line in a console window and are familiar with commands to change directories, list files and start bash scripts. You might also need </text:span><text:span text:style-name="T33">super user</text:span><text:span text:style-name="T31"> access for some steps, so make sure you have </text:span><text:span text:style-name="T19">sudo</text:span><text:span text:style-name="T31"> rights.</text:span></text:p>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1770_1539607039" text:style-name="Index_20_Link" text:visited-style-name="Index_20_Link">1 About the USB Storage Device firmware<text:tab/>2</text:a></text:p>
          <text:p text:style-name="P150"><text:a xlink:type="simple" xlink:href="#__RefHeading___Toc1772_1539607039" text:style-name="Index_20_Link" text:visited-style-name="Index_20_Link">1.1 Licensing<text:tab/>2</text:a></text:p>
          <text:p text:style-name="P150"><text:a xlink:type="simple" xlink:href="#__RefHeading___Toc1774_1539607039" text:style-name="Index_20_Link" text:visited-style-name="Index_20_Link">1.2 Functionality<text:tab/>2</text:a></text:p>
          <text:p text:style-name="P150"><text:a xlink:type="simple" xlink:href="#__RefHeading___Toc2119_1539607039" text:style-name="Index_20_Link" text:visited-style-name="Index_20_Link">1.3 Code structure overview<text:tab/>3</text:a></text:p>
          <text:p text:style-name="P149"><text:a xlink:type="simple" xlink:href="#__RefHeading___Toc2121_1539607039" text:style-name="Index_20_Link" text:visited-style-name="Index_20_Link">2 Pre-built firmware images<text:tab/>5</text:a></text:p>
          <text:p text:style-name="P149"><text:a xlink:type="simple" xlink:href="#__RefHeading___Toc2123_1539607039" text:style-name="Index_20_Link" text:visited-style-name="Index_20_Link">3 Programming a firmware image onto a board<text:tab/>6</text:a></text:p>
          <text:p text:style-name="P150"><text:a xlink:type="simple" xlink:href="#__RefHeading___Toc2125_1539607039" text:style-name="Index_20_Link" text:visited-style-name="Index_20_Link">3.1 DFU bootloader (factory default, non-Arduino)<text:tab/>6</text:a></text:p>
          <text:p text:style-name="P150"><text:a xlink:type="simple" xlink:href="#__RefHeading___Toc2127_1539607039" text:style-name="Index_20_Link" text:visited-style-name="Index_20_Link">3.2 Arduino-compatible bootloaders<text:tab/>9</text:a></text:p>
          <text:p text:style-name="P150"><text:a xlink:type="simple" xlink:href="#__RefHeading___Toc2129_1539607039" text:style-name="Index_20_Link" text:visited-style-name="Index_20_Link">3.3 Teensy 2.0<text:tab/>10</text:a></text:p>
          <text:p text:style-name="P150"><text:a xlink:type="simple" xlink:href="#__RefHeading___Toc2131_1539607039" text:style-name="Index_20_Link" text:visited-style-name="Index_20_Link">3.4 Steps after programming the firmware<text:tab/>10</text:a></text:p>
          <text:p text:style-name="P149"><text:a xlink:type="simple" xlink:href="#__RefHeading___Toc127_2547572596" text:style-name="Index_20_Link" text:visited-style-name="Index_20_Link">4 How to build the firmware yourself<text:tab/>11</text:a></text:p>
          <text:p text:style-name="P150"><text:a xlink:type="simple" xlink:href="#__RefHeading___Toc1776_1539607039" text:style-name="Index_20_Link" text:visited-style-name="Index_20_Link">4.1 Prerequisites<text:tab/>11</text:a></text:p>
          <text:p text:style-name="P150"><text:a xlink:type="simple" xlink:href="#__RefHeading___Toc1778_1539607039" text:style-name="Index_20_Link" text:visited-style-name="Index_20_Link">4.2 Building firmware images<text:tab/>12</text:a></text:p>
          <text:p text:style-name="P149"><text:a xlink:type="simple" xlink:href="#__RefHeading___Toc129_2547572596" text:style-name="Index_20_Link" text:visited-style-name="Index_20_Link">5 Adding a new board as a build target<text:tab/>13</text:a></text:p>
          <text:p text:style-name="P150"><text:a xlink:type="simple" xlink:href="#__RefHeading___Toc1780_1539607039" text:style-name="Index_20_Link" text:visited-style-name="Index_20_Link">5.1 Making a board header file and changing named tokens<text:tab/>13</text:a></text:p>
          <text:p text:style-name="P150"><text:a xlink:type="simple" xlink:href="#__RefHeading___Toc1782_1539607039" text:style-name="Index_20_Link" text:visited-style-name="Index_20_Link">5.2 Adjusting the clock frequency (relates to supply voltage)<text:tab/>14</text:a></text:p>
          <text:p text:style-name="P150"><text:a xlink:type="simple" xlink:href="#__RefHeading___Toc1784_1539607039" text:style-name="Index_20_Link" text:visited-style-name="Index_20_Link">5.3 Pin assignments<text:tab/>14</text:a></text:p>
          <text:p text:style-name="P150"><text:a xlink:type="simple" xlink:href="#__RefHeading___Toc2499_2401259301" text:style-name="Index_20_Link" text:visited-style-name="Index_20_Link">5.4 Add header file to boards.h and try building an image<text:tab/>17</text:a></text:p>
        </text:index-body>
      </text:table-of-content>
      <text:p text:style-name="P3"/>
      <text:h text:style-name="P139" text:outline-level="1"><text:bookmark-start text:name="__RefHeading___Toc1770_1539607039"/>About the USB Storage Device firmware<text:bookmark-end text:name="__RefHeading___Toc1770_1539607039"/></text:h>
      <text:h text:style-name="Heading_20_2" text:outline-level="2"><text:bookmark-start text:name="__RefHeading___Toc1772_1539607039"/>Licensing<text:bookmark-end text:name="__RefHeading___Toc1772_1539607039"/></text:h>
      <text:p text:style-name="P68">Our USB firmware was modified from code that <text:span text:style-name="T32">Atmel Corporation</text:span> open-sourced for the Application note <text:span text:style-name="T32">AVR273: USB Mass Storage Implementation on megaAVR with USB</text:span>.</text:p>
      <text:p text:style-name="P69">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32">NOTE: Atmel has been part of Microchip Technology Inc. since 2016.</text:span></text:p>
      <text:p text:style-name="P75"><text:span text:style-name="T147">T</text:span>he source files added by <text:span text:style-name="T171">t</text:span>he GRUB Switch project are under an MIT license:</text:p>
      <text:p text:style-name="P26">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p>
      <text:h text:style-name="Heading_20_2" text:outline-level="2"><text:bookmark-start text:name="__RefHeading___Toc1774_1539607039"/>Functionality<text:bookmark-end text:name="__RefHeading___Toc1774_1539607039"/></text:h>
      <text:p text:style-name="P76">A board properly programmed <text:span text:style-name="T148">with </text:span>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p>
      <text:p text:style-name="P76">Files can not be randomly written to the drive, not even below that stated capacity. In fact, the drive will always show exactly 3 files:</text:p>
      <text:p text:style-name="P71"><text:span text:style-name="T25">.entries.txt</text:span><text:span text:style-name="T55"> <text:s/>is the only file that can actually be written, which is done to write a new boot configuration (a list </text:span><text:span text:style-name="T56">and order </text:span><text:span text:style-name="T55">of boot </text:span><text:span text:style-name="T56">choices or </text:span><text:span text:style-name="T55">entries </text:span><text:span text:style-name="T57">and some display parameters</text:span><text:span text:style-name="T55">) onto the board. </text:span><text:span text:style-name="T56">The data is stored in the chip’s EEPROM, which has 1KByte or 2 sectors of capacity. However, entry files can actually not be larger than 960 bytes (which is sufficient for all practical cases), as we reserve 64 bytes for other stored parameters.</text:span></text:p>
      <text:p text:style-name="P72"><text:span text:style-name="T56">W</text:span><text:span text:style-name="T48">ith an external pin, the board can be put into </text:span><text:span text:style-name="T32">Write Protect</text:span><text:span text:style-name="T48"> mode, and then even </text:span><text:span text:style-name="T25">.entries.txt</text:span><text:span text:style-name="T48"> is </text:span><text:span text:style-name="T32">read-only</text:span><text:span text:style-name="T48"> to protect the boot entries from tampering.</text:span></text:p>
      <text:p text:style-name="P70"><text:soft-page-break/><text:span text:style-name="T25">.bootpins.txt </text:span><text:span text:style-name="T53">is a read-only file that is generated on opening/reading and display</text:span><text:span text:style-name="T62">s</text:span><text:span text:style-name="T53"> the state of the board’s boot choice pins, depending on the configured choice mode:</text:span></text:p>
      <text:list xml:id="list2469412833" text:style-name="L1">
        <text:list-item>
          <text:p text:style-name="P117"><text:span text:style-name="T53">In </text:span><text:span text:style-name="T38">1-of-n mode</text:span><text:span text:style-name="T53">, which is the default, the file indicates with a 1 which pins have been tied to </text:span><text:span text:style-name="T62">low-level/</text:span><text:span text:style-name="T53">GND, the lowest </text:span><text:span text:style-name="T62">order-</text:span><text:span text:style-name="T53">one making the boot choice. The following example shows a situation where choice pin 3 has been connected:<text:line-break/></text:span><text:span text:style-name="T124">11-&gt;1: 00000000100</text:span></text:p>
        </text:list-item>
        <text:list-item>
          <text:p text:style-name="P118"><text:span text:style-name="T53">In </text:span><text:span text:style-name="T38">binary mode</text:span><text:span text:style-name="T53">, which can be </text:span><text:span text:style-name="T54">activated</text:span><text:span text:style-name="T53"> through another board pin, only the first 4 choice pins are sampled and connections are interpreted as </text:span><text:span text:style-name="T62">the </text:span><text:span text:style-name="T53">powers-of-two 1,2,4,8. The following example shows a situation where the lower three pins have been connected to </text:span><text:span text:style-name="T62">low-level/GND</text:span><text:span text:style-name="T53">, resulting in a boot choice of </text:span><text:span text:style-name="T63">entry </text:span><text:span text:style-name="T53">7:<text:line-break/></text:span><text:span text:style-name="T124">Binary pick: <text:s/>0111<text:line-break/></text:span></text:p>
        </text:list-item>
      </text:list>
      <text:p text:style-name="P73"><text:span text:style-name="T25">SWITCH.GRB</text:span><text:span text:style-name="T48"> is the only file that is not declared “hidden” by either FAT attributes (for Windows) or a leading period </text:span><text:span text:style-name="T64">in the name </text:span><text:span text:style-name="T48">(for Linux). It is another </text:span><text:span text:style-name="T32">read-only</text:span><text:span text:style-name="T48">, dynamically generated file and it’s content depends on the boot choice pins, the choice mode and the content of </text:span><text:span text:style-name="T25">.entries.txt</text:span><text:span text:style-name="T48">. It can be sourced on boot by the GRUB infrastructure as a script and will set a new GRUB menu </text:span><text:span text:style-name="T64">default </text:span><text:span text:style-name="T48">entry and a menu wait time of 0 seconds, there</text:span><text:span text:style-name="T64">by</text:span><text:span text:style-name="T48"> forcing the GRUB menu choice. If boot choice pins indicate no connection (choice 0), the file is empty and the GRUB menu is not cut off.</text:span></text:p>
      <text:p text:style-name="P74"><text:span text:style-name="T48">As to make sure that the PC is not buffering </text:span><text:span text:style-name="T60">or caching </text:span><text:span text:style-name="T48">an old version of </text:span><text:span text:style-name="T25">SWITCH.GRB</text:span><text:span text:style-name="T48">, the board will disconnect from the USB host and reconnect right away </text:span><text:span text:style-name="T61">whenever a board pin changes state (including on change of the </text:span><text:span text:style-name="T40">Write Protect</text:span><text:span text:style-name="T61"> status)</text:span><text:span text:style-name="T48">, </text:span><text:span text:style-name="T59">forcing the PC to read the </text:span><text:span text:style-name="T65">updated</text:span><text:span text:style-name="T59"> </text:span><text:span text:style-name="T25">SWITCH.GRB</text:span></text:p>
      <text:p text:style-name="P77"/>
      <text:p text:style-name="P87"><text:span text:style-name="T58">Because the file structure does not change except for the size of </text:span><text:span text:style-name="T25">.entries.txt</text:span><text:span text:style-name="T58">, almost the entire </text:span><text:span text:style-name="T39">File Allocation Table</text:span><text:span text:style-name="T58"> (FAT) is immutable and actually stored in code flash memory.</text:span></text:p>
      <text:h text:style-name="Heading_20_2" text:outline-level="2"><text:bookmark-start text:name="__RefHeading___Toc2119_1539607039"/>Code structure overview<text:bookmark-end text:name="__RefHeading___Toc2119_1539607039"/></text:h>
      <text:p text:style-name="P79">General startup and operation code, multi-tasking between USB und storage management and other required tasks are found in the directories</text:p>
      <text:p text:style-name="P27">./main/<text:line-break/>./conf/<text:line-break/>./modules/<text:line-break/>./lib_mcu/</text:p>
      <text:p text:style-name="P88"><text:span text:style-name="T66">B</text:span><text:span text:style-name="T48">oth the overall </text:span><text:span text:style-name="T67">flash storage handling and our customized GRUB Switch code are placed in</text:span></text:p>
      <text:p text:style-name="P27"><text:soft-page-break/>./lib_mem/cf/</text:p>
      <text:p text:style-name="P80">A few words about specific files:</text:p>
      <text:p text:style-name="P80"/>
      <text:p text:style-name="P89"><text:span text:style-name="T25">bootfile_template.S</text:span><text:span text:style-name="T48"> includes the text file </text:span><text:span text:style-name="T25">grub-switch/bootfiles/template</text:span><text:span text:style-name="T48"> </text:span><text:span text:style-name="T68">into code flash memory, and </text:span><text:span text:style-name="T76">corresponding </text:span><text:span text:style-name="T69">address </text:span><text:span text:style-name="T68">labels so it can be </text:span><text:span text:style-name="T70">read </text:span><text:span text:style-name="T68">from C code. It </text:span><text:span text:style-name="T77">holds</text:span><text:span text:style-name="T68"> </text:span><text:span text:style-name="T48">the </text:span><text:span text:style-name="T68">large </text:span><text:span text:style-name="T48">static portion of the </text:span><text:span text:style-name="T25">SWITCH.GRB</text:span><text:span text:style-name="T48"> </text:span><text:span text:style-name="T68">script</text:span><text:span text:style-name="T48">. Only the setting of a few environment </text:span><text:span text:style-name="T68">variables is dynamically prepended to it when serving the file for reading, based on boot choice and the configuration in </text:span><text:span text:style-name="T25">.entries.txt</text:span><text:span text:style-name="T68">.</text:span></text:p>
      <text:p text:style-name="P81"/>
      <text:p text:style-name="P90"><text:span text:style-name="T25">fat12_data.h</text:span><text:span text:style-name="T48"> and </text:span><text:span text:style-name="T25">fat12_data.c</text:span><text:span text:style-name="T48"> provide most of the File Allocation Table and static and dynamic content of the three files. As mentioned before, the FAT and therefore the names, attributes and sector locations of the three files are largely static data. Only the size of the </text:span><text:span text:style-name="T25">SWITCH.GRB</text:span><text:span text:style-name="T48"> and </text:span><text:span text:style-name="T25">.entries.txt</text:span><text:span text:style-name="T48"> is modified dynamically, as is the </text:span><text:span text:style-name="T32">read-only</text:span><text:span text:style-name="T48"> </text:span><text:span text:style-name="T71">attribute</text:span><text:span text:style-name="T48"> of </text:span><text:span text:style-name="T25">.entries.txt</text:span><text:span text:style-name="T48"> based on Write-Protect status.</text:span></text:p>
      <text:p text:style-name="P82"/>
      <text:p text:style-name="P91"><text:span text:style-name="T26">boot_choice</text:span><text:span text:style-name="T25">.h</text:span><text:span text:style-name="T48"> and </text:span><text:span text:style-name="T26">boot_choice</text:span><text:span text:style-name="T25">.c</text:span><text:span text:style-name="T48"> </text:span><text:span text:style-name="T72">implement initialization of all I/O pins, reading of boot choice and automatic USB detach/reattach </text:span><text:span text:style-name="T73">following</text:span><text:span text:style-name="T72"> a </text:span><text:span text:style-name="T73">state </text:span><text:span text:style-name="T72">change </text:span><text:span text:style-name="T73">of an</text:span><text:span text:style-name="T72"> input pin.</text:span></text:p>
      <text:p text:style-name="P83"/>
      <text:p text:style-name="P92"><text:span text:style-name="T27">cf</text:span><text:span text:style-name="T25">.h</text:span><text:span text:style-name="T72"> and </text:span><text:span text:style-name="T27">cf</text:span><text:span text:style-name="T25">.c</text:span><text:span text:style-name="T72"> </text:span><text:span text:style-name="T74">hold the modified functions for sector-wise write and read. The </text:span><text:span text:style-name="T125">cf_write_sector</text:span><text:span text:style-name="T126">()</text:span><text:span text:style-name="T74"> function implements writing of up to 960 bytes of </text:span><text:span text:style-name="T25">.entries.txt</text:span><text:span text:style-name="T74"> (if Write-Protect is disabled) and adjusts file size in the FAT. </text:span><text:span text:style-name="T75"><text:s/></text:span><text:span text:style-name="T74">The </text:span><text:span text:style-name="T125">cf_</text:span><text:span text:style-name="T127">read</text:span><text:span text:style-name="T125">_sector</text:span><text:span text:style-name="T126">()</text:span><text:span text:style-name="T74"> function </text:span><text:span text:style-name="T75">relays read accesses to the responsible file-specific functions in </text:span><text:span text:style-name="T25">fat12_data.c</text:span><text:span text:style-name="T75">.</text:span></text:p>
      <text:p text:style-name="P84"/>
      <text:p text:style-name="P93"><text:span text:style-name="T75">T</text:span><text:span text:style-name="T48">he directory </text:span></text:p>
      <text:p text:style-name="P28"><text:span text:style-name="T48">./</text:span><text:span text:style-name="T149">boards</text:span><text:span text:style-name="T48">/</text:span><text:span text:style-name="T149">include</text:span><text:span text:style-name="T48">/</text:span></text:p>
      <text:p text:style-name="P93"><text:span text:style-name="T48">holds specific header files for each ATmega32u4 board currently supported (see the section on adding new boards for details). The file </text:span><text:span text:style-name="T24">boards.h</text:span><text:span text:style-name="T48"> includes all board files and provides the preprocessor macros that facilitate easy customization for specific boards.</text:span></text:p>
      <text:p text:style-name="P85"/>
      <text:p text:style-name="P86"/>
      <text:p text:style-name="P78"/>
      <text:h text:style-name="P140" text:outline-level="1"><text:bookmark-start text:name="__RefHeading___Toc2121_1539607039"/>Pre-built firmware images<text:bookmark-end text:name="__RefHeading___Toc2121_1539607039"/></text:h>
      <text:p text:style-name="P94">The dire<text:span text:style-name="T150">ctory </text:span><text:span text:style-name="T25">./</text:span><text:span text:style-name="T28">prebuilt_images</text:span><text:span text:style-name="T25">/</text:span><text:span text:style-name="T150"> holds pre-built </text:span><text:span text:style-name="T41">Intel Hex Format</text:span><text:span text:style-name="T150"> images, based on the currently released sources, for all </text:span><text:span text:style-name="T41">ATmega32u4</text:span><text:span text:style-name="T150">-based boards that are supported through a corresponding header file. Currently these are:</text:span></text:p>
      <text:p text:style-name="P103">Arduino Micro</text:p>
      <text:p text:style-name="P103">Adafruit ItsyBitsy 32u4 (3 and 5V versions)</text:p>
      <text:p text:style-name="P103">Sparkfun Pro Micro and clones (3 and 5V versions)</text:p>
      <text:p text:style-name="P104">DFRobot Beetle (DFR0282 with Atmega 32u4)</text:p>
      <text:p text:style-name="P103">Teensy 2.0</text:p>
      <text:p text:style-name="P98">Our Custom PCB design hardware (see documentation in <text:span text:style-name="T28">3_custom_hardware.pdf</text:span>)</text:p>
      <text:p text:style-name="P98"/>
      <text:p text:style-name="P99">Furthermore, the directory holds two bash scripts to facilitate programming <text:span text:style-name="T151">(see next section)</text:span>.</text:p>
      <text:p text:style-name="P99"/>
      <text:p text:style-name="P100">Individual programming information and wiring diagrams to connect various switch options are listed both in <text:span text:style-name="T28">quickstart.pdf </text:span>as well as in individual text files in <text:span text:style-name="T28">./boards/</text:span></text:p>
      <text:h text:style-name="P140" text:outline-level="1"><text:bookmark-start text:name="__RefHeading___Toc2123_1539607039"/>Programming a firmware image onto a board<text:bookmark-end text:name="__RefHeading___Toc2123_1539607039"/></text:h>
      <text:p text:style-name="P102">The process to flash a firmware image into the <text:span text:style-name="T32">ATmega**u4</text:span> MCU depends on what bootlader has been pre-installed into its protected bootloader flash section. <text:span text:style-name="T152">Chips by default start the programmed firmware on power-up, in our case the GRUB Switch firmware. To start the bootloader requires specific actions. For easier programming, we have provided two bash scripts in </text:span><text:span text:style-name="T25">./</text:span><text:span text:style-name="T28">prebuilt_images</text:span><text:span text:style-name="T25">/</text:span><text:span text:style-name="T152"> (see the end of each subsection).</text:span></text:p>
      <text:h text:style-name="Heading_20_2" text:outline-level="2"><text:bookmark-start text:name="__RefHeading___Toc2125_1539607039"/>DFU bootloader (factory default, non-Arduino)<text:bookmark-end text:name="__RefHeading___Toc2125_1539607039"/></text:h>
      <text:p text:style-name="P105">The factory-delivered chip has a so called <text:span text:style-name="T32">DFU bootloader</text:span> installed, which conforms to <text:span text:style-name="T153">a USB standard for devices that can be reprogrammed. The </text:span><text:span text:style-name="T11">/RST</text:span><text:span text:style-name="T153"> and </text:span><text:span text:style-name="T11">/HWB</text:span><text:span text:style-name="T153"> pins have to be cycled in a specific timing and order to enter the bootloader. Bootloader mode is then only left by command, reset or power-off. Among our currently supported boards, only our own custom hardware design uses the DFU bootloader.<text:line-break/>To program such chips, the free tool </text:span><text:span text:style-name="T11">dfu-programmer</text:span><text:span text:style-name="T153"> needs to be installed. For example in Ubuntu Linux, a version 0.6.1 package is available for install with</text:span></text:p>
      <text:p text:style-name="P13">sudo apt-get install dfu-programmer</text:p>
      <text:p text:style-name="P134">Alternatively you can download, make and install the most recent 0.7.2 version from</text:p>
      <text:p text:style-name="P135"><text:a xlink:type="simple" xlink:href="https://sourceforge.net/projects/dfu-programmer/files/latest/download" text:style-name="Internet_20_link" text:visited-style-name="Visited_20_Internet_20_Link"><text:span text:style-name="T175">https://sourceforge.net/projects/dfu-programmer/files/latest/download</text:span></text:a></text:p>
      <text:p text:style-name="P136">Both versions work and are automatically supported by an automated script we supply (see below). If not using the script, you need slightly different commands depending on the version installed. You can check the version with</text:p>
      <text:p text:style-name="P124">dfu-programmer --<text:span text:style-name="T175">version</text:span></text:p>
      <text:p text:style-name="P131"><text:span text:style-name="T153">To enter the bootloader when another firmware has already been programmed before, you can press the </text:span><text:span text:style-name="T11">PROG</text:span><text:span text:style-name="T153"> button on our board. </text:span>In DFU bootloader mode, a chip <text:span text:style-name="T176">device </text:span>will connect and identify <text:span text:style-name="T176">either as<text:line-break/><text:line-break/></text:span>"<text:span text:style-name="T32">Atmel Corp. atmega32u4 DFU bootloader</text:span>" with <text:span text:style-name="T154">USB</text:span><text:span text:style-name="T48"> VID </text:span><text:span text:style-name="T78">0x</text:span><text:span text:style-name="T48">03eb, PID </text:span><text:span text:style-name="T78">0x</text:span><text:span text:style-name="T48">2ff4.<text:line-break/> <text:s text:c="2"/></text:span><text:span text:style-name="T81">o</text:span><text:span text:style-name="T79">r<text:line-break/></text:span><text:span text:style-name="T48">"</text:span><text:span text:style-name="T32">Atmel Corp. atmega</text:span><text:span text:style-name="T42">16</text:span><text:span text:style-name="T32">u4 DFU bootloader</text:span><text:span text:style-name="T48">" with </text:span><text:span text:style-name="T78">USB</text:span><text:span text:style-name="T48"> VID </text:span><text:span text:style-name="T78">0x</text:span><text:span text:style-name="T48">03eb, PID </text:span><text:span text:style-name="T78">0x</text:span><text:span text:style-name="T48">2ff</text:span><text:span text:style-name="T79">3</text:span><text:span text:style-name="T48">.</text:span></text:p>
      <text:p text:style-name="P131"><text:span text:style-name="T80">depending on which of the two possible chips has been used on the hardware.</text:span></text:p>
      <text:p text:style-name="P106"><text:line-break/></text:p>
      <text:p text:style-name="P106"><text:soft-page-break/>Calling the <text:span text:style-name="T4">lsusb</text:span> tool will show both this information as well as (decimal!) bus and device numbers, for example:</text:p>
      <text:p text:style-name="P13">lsusb</text:p>
      <text:p text:style-name="P106"><text:span text:style-name="T32">(...other USB devices…)<text:line-break/></text:span><text:span text:style-name="T128">Bus 00</text:span><text:span text:style-name="T160">2</text:span><text:span text:style-name="T128"> Device 0</text:span><text:span text:style-name="T160">17</text:span><text:span text:style-name="T128">: ID 03eb:2ff4 Atmel Corp. atmega32u4 DFU bootloader<text:line-break/></text:span><text:span text:style-name="T32">(...other USB devices...)</text:span></text:p>
      <text:p text:style-name="P131">Caution: The device number changes everytime the chip reconnects.</text:p>
      <text:p text:style-name="P133"><text:span text:style-name="T178">In the following examples, please substitute </text:span><text:span text:style-name="T163">**</text:span><text:span text:style-name="T178"> with </text:span><text:span text:style-name="T163">32</text:span><text:span text:style-name="T178"> or </text:span><text:span text:style-name="T164">16</text:span><text:span text:style-name="T178"> depending on the chip and use the commands for the installed version of </text:span><text:span text:style-name="T43">dfu-programmer</text:span><text:span text:style-name="T178">. </text:span>The bus and device number<text:span text:style-name="T155">s</text:span> must be used - without leading zeroes – when programming. First, the current flash programming should be erased <text:span text:style-name="T155">(remember </text:span><text:span text:style-name="T161">2,17</text:span><text:span text:style-name="T155"> are example numbers)</text:span>:</text:p>
      <text:p text:style-name="P125">dfu-programmer <text:s/>atmega<text:span text:style-name="T159">**</text:span>u4:<text:span text:style-name="T159">2,17</text:span> <text:s/>erase <text:span text:style-name="T177"><text:s text:c="7"/></text:span><text:span text:style-name="T113"><text:s text:c="5"/>(v.0.6.x)</text:span></text:p>
      <text:p text:style-name="P125">dfu-programmer <text:s/>atmega<text:span text:style-name="T159">**</text:span>u4:<text:span text:style-name="T159">2,17</text:span> <text:s/>erase --force<text:span text:style-name="T113"> <text:s text:c="4"/>(v.0.7.x)</text:span></text:p>
      <text:p text:style-name="P106">(sudo might be required on your installation)</text:p>
      <text:p text:style-name="P106">The actual programming is initiated with</text:p>
      <text:p text:style-name="P126">dfu-programmer <text:s/>atmega<text:span text:style-name="T159">**</text:span>u4:<text:span text:style-name="T159">2,17</text:span> <text:s/>flash <text:span text:style-name="T159">FIRMWARE.hex</text:span><text:span text:style-name="T113"> <text:s text:c="4"/>(</text:span><text:span text:style-name="T114">all versions</text:span><text:span text:style-name="T113">)</text:span></text:p>
      <text:p text:style-name="P106">The device can be induced to restart and reconnect with the flash programming:</text:p>
      <text:p text:style-name="P137"><text:span text:style-name="T96">d</text:span><text:span text:style-name="T90">fu-programmer <text:s/>atmega</text:span><text:span text:style-name="T162">**</text:span><text:span text:style-name="T90">u4:</text:span><text:span text:style-name="T162">2,17</text:span><text:span text:style-name="T90"> <text:s/></text:span><text:span text:style-name="T97">reset</text:span><text:span text:style-name="T98"> </text:span><text:span text:style-name="T102"><text:s text:c="6"/>(v.0.6.x)</text:span></text:p>
      <text:p text:style-name="P137"><text:span text:style-name="T96">d</text:span><text:span text:style-name="T90">fu-programmer <text:s/>atmega</text:span><text:span text:style-name="T162">**</text:span><text:span text:style-name="T90">u4:</text:span><text:span text:style-name="T162">2,17</text:span><text:span text:style-name="T90"> <text:s/>launch</text:span><text:span text:style-name="T98"> </text:span><text:span text:style-name="T102"><text:s text:c="5"/>(v.0.</text:span><text:span text:style-name="T103">7</text:span><text:span text:style-name="T102">.x)</text:span></text:p>
      <text:p text:style-name="P106">If you have programmed a device with the GRUB Switch firmware, it should identify with VID 1209, PID 2015 and <text:span text:style-name="T179">either “The GRUB SWITCH” or </text:span>"InterBiometrics", which is the company that donated the 1209 USB <text:span text:style-name="T156">V</text:span>ID range for community use:</text:p>
      <text:p text:style-name="P13">lsusb</text:p>
      <text:p text:style-name="P47">Bus 002 Device 018: ID 1209:2015 <text:span text:style-name="T180">The GRUB SWITCH</text:span></text:p>
      <text:p text:style-name="P106">For more details, <text:span text:style-name="T156">read</text:span> the <text:span text:style-name="T4">dfu-programmer</text:span> manual with</text:p>
      <text:p text:style-name="P13">man dfu-programmer<text:line-break/></text:p>
      <text:h text:style-name="P143" text:outline-level="3">Easy DFU programming</text:h>
      <text:p text:style-name="P109"><text:span text:style-name="T156"><text:line-break/>To simplify the process, we have built a bash script that automates the bus scanning and the three calls to the programmer. After entering </text:span><text:span text:style-name="T25">./</text:span><text:span text:style-name="T28">prebuilt_images</text:span><text:span text:style-name="T25">/</text:span><text:span text:style-name="T156">, call</text:span></text:p>
      <text:p text:style-name="P14"><text:soft-page-break/>sudo ./program_grubswitch_dfu.sh <text:s/><text:span text:style-name="T159">GRUB_SWITCH_CUSTOMHW_REVB_</text:span><text:span text:style-name="T165">32U4</text:span><text:span text:style-name="T159">.hex</text:span></text:p>
      <text:p text:style-name="Text_20_body"><text:s/><text:span text:style-name="T181">or</text:span></text:p>
      <text:p text:style-name="P127">sudo ./program_grubswitch_dfu.sh <text:s/><text:span text:style-name="T159">GRUB_SWITCH_CUSTOMHW_REVB_</text:span><text:span text:style-name="T165">16U4</text:span><text:span text:style-name="T159">.hex</text:span></text:p>
      <text:p text:style-name="P138">(sudo might not be required on every machine, but doesn't hurt)</text:p>
      <text:p text:style-name="P108">The script asks you to put the board into bootloader mode. For the Custom HW board, this is accomplished by pressing the board's PROG button. The chip resets and reconnects as a DFU class USB device. Press any key to commence flashing the firmware image onto the chip.</text:p>
      <text:p text:style-name="P108">After successful programming, the board should reconnect as a flash drive with the name <text:span text:style-name="T4">BOOTTHIS</text:span>. Your Linux GUI might auto-mount the drive or offer to do so.</text:p>
      <text:h text:style-name="P144" text:outline-level="2"/>
      <text:h text:style-name="P147" text:outline-level="2"><text:bookmark-start text:name="__RefHeading___Toc2127_1539607039"/>Arduino-compatible bootloaders<text:bookmark-end text:name="__RefHeading___Toc2127_1539607039"/></text:h>
      <text:p text:style-name="P110">Most commercially available boards support being programmed through the Arduino IDE. Arduino application firmwares include a mechanism by which no button needs to be pushed on the boards to initiate programming, but that requires that the application firmware includes special supporting code. We are not indulging this requirement in our GRUB Switch firmware. </text:p>
      <text:p text:style-name="P110">However, each of these boards can enter bootloader mode by connecting the <text:span text:style-name="T4">/RST</text:span> button to <text:span text:style-name="T4">0V/GND</text:span> twice in short order. <text:span text:style-name="T32">Arduino Micro</text:span> and <text:span text:style-name="T32">ItsyBitsy</text:span> have an actual button for this, <text:span text:style-name="T32">Pro Micro</text:span> and <text:span text:style-name="T32">DFR Beetle</text:span> need the corresponding pads to be shorted with a wire or soldered connection.</text:p>
      <text:p text:style-name="P111">In each of these boards, the bootloader quits and enters the application firmware again after 5-10 seconds, so bootloader entry needs to be initiated right before programming (see below).</text:p>
      <text:p text:style-name="P111">To program <text:span text:style-name="T157">these</text:span> <text:span text:style-name="T157">boards</text:span>, the free tool <text:span text:style-name="T12">avrdude</text:span> needs to be installed, for example under Ubuntu with</text:p>
      <text:p text:style-name="P15">sudo apt-get install avrdude</text:p>
      <text:p text:style-name="P112">(<text:span text:style-name="T4">avrdude</text:span> is also used by Arduino IDE).</text:p>
      <text:p text:style-name="P112">When putting <text:span text:style-name="T158">a</text:span> board into bootloader mode, it will identify as a USB UART, usually as<text:line-break/><text:span text:style-name="T129">/dev/ttyACM0</text:span> . You can check <text:span text:style-name="T158">through the file</text:span> date if a special <text:span text:style-name="T4">tty</text:span> has just turned up:</text:p>
      <text:p text:style-name="P16">ls -l /dev/tty* | grep "/dev/tty[^S0-9]"</text:p>
      <text:p text:style-name="P112">Remember that the bootloader will yield to the regular board program after a few seconds and the <text:span text:style-name="T4">tty</text:span> device will be gone again.</text:p>
      <text:p text:style-name="P112"><text:span text:style-name="T158">Before</text:span> the bootloader time<text:span text:style-name="T158">out</text:span>, avrdude can <text:span text:style-name="T158">initiate</text:span> programming <text:span text:style-name="T158">with</text:span></text:p>
      <text:p text:style-name="P18">avrdude -v -F -p atmega32u4 -c avr109 -P <text:span text:style-name="T159">/dev/ttyACM0</text:span> -Uflash:w:<text:span text:style-name="T159">FIRMWARE.hex</text:span>:i</text:p>
      <text:p text:style-name="P112">For more details, <text:span text:style-name="T158">read</text:span> the avrdude manual with</text:p>
      <text:p text:style-name="P16">man avrdude</text:p>
      <text:p text:style-name="P112"/>
      <text:h text:style-name="Heading_20_3" text:outline-level="3">Easy <text:span text:style-name="T32">avrdude</text:span> programming</text:h>
      <text:p text:style-name="P113"><text:span text:style-name="T156">To simplify the process, we have built a bash script that automates the </text:span>UART identification scanning<text:span text:style-name="T156"> and the calls to the programmer. After entering </text:span><text:span text:style-name="T25">./</text:span><text:span text:style-name="T28">prebuilt_images</text:span><text:span text:style-name="T25">/</text:span><text:span text:style-name="T156">, call</text:span></text:p>
      <text:p text:style-name="P17">sudo ./program_grubswitch_avrdude.sh <text:span text:style-name="T159">FIRMWARE.hex</text:span></text:p>
      <text:p text:style-name="P113">(sudo might not be required on every machine, but doesn't hurt)</text:p>
      <text:p text:style-name="P113"><text:soft-page-break/>The script asks you to put the board into bootloader mode <text:span text:style-name="T166">by pushing the button respectively grounding </text:span><text:span text:style-name="T13">/RST</text:span><text:span text:style-name="T166"> twice in short order </text:span>The chip enters bootloader mode and remains in it for about 5-10 secs, then returns to normal program operation.</text:p>
      <text:p text:style-name="P113">Make sure to press any key inside this time margin to commence flashing the firmware image onto the chip.</text:p>
      <text:p text:style-name="P108">After successful programming, the board should reconnect as a flash drive with the name <text:span text:style-name="T4">BOOTTHIS</text:span>. Your Linux GUI might auto-mount the drive or offer to do so.</text:p>
      <text:p text:style-name="P108"/>
      <text:h text:style-name="Heading_20_2" text:outline-level="2"><text:bookmark-start text:name="__RefHeading___Toc2129_1539607039"/>Teensy 2.0<text:bookmark-end text:name="__RefHeading___Toc2129_1539607039"/></text:h>
      <text:p text:style-name="P114">Teensy 2.0 uses its own customized bootloader and programming software for a fairly simply programming process. You can find all installation and programmin<text:span text:style-name="T167">g</text:span> instructions here:</text:p>
      <text:p text:style-name="P114"><text:a xlink:type="simple" xlink:href="https://www.pjrc.com/teensy/loader_linux.html" text:style-name="Internet_20_link" text:visited-style-name="Visited_20_Internet_20_Link">https://www.pjrc.com/teensy/loader_linux.html</text:a></text:p>
      <text:p text:style-name="P114"><text:a xlink:type="simple" xlink:href="https://www.pjrc.com/teensy/loader_cli.html" text:style-name="Internet_20_link" text:visited-style-name="Visited_20_Internet_20_Link">https://www.pjrc.com/teensy/loader_cli.html</text:a></text:p>
      <text:p text:style-name="P108">After successful programming, the board should reconnect as a flash drive with the name <text:span text:style-name="T4">BOOTTHIS</text:span>. Your Linux GUI might auto-mount the drive or offer to do so.</text:p>
      <text:p text:style-name="P107"/>
      <text:h text:style-name="Heading_20_2" text:outline-level="2"><text:bookmark-start text:name="__RefHeading___Toc2131_1539607039"/>Steps after programming <text:span text:style-name="T166">the firmware</text:span><text:bookmark-end text:name="__RefHeading___Toc2131_1539607039"/></text:h>
      <text:p text:style-name="P114">A successfully flashed board <text:span text:style-name="T168">can be mounted and will appear with the drive name </text:span><text:span text:style-name="T14">BOOTTHIS</text:span><text:span text:style-name="T168">. If you display hidden files, you should see all three FAT12 files described before.</text:span></text:p>
      <text:p text:style-name="P107">If you have previously used the configuration tool <text:span text:style-name="T29">grub-switch/1_shell_scripts/C</text:span><text:span text:style-name="T28">ONFIGURE_GRUBswitch.sh</text:span></text:p>
      <text:p text:style-name="P107">to generate a GRUB Switch configuration (<text:span text:style-name="T29">grub-switch/bootfiles/.entries.txt</text:span>), you can copy this file onto the drive yourself, or you can use option "<text:span text:style-name="T4">4</text:span>" in the <text:s/><text:span text:style-name="T4">CONFIGURE_GRUBswitch</text:span> menu to auto-mount, <text:span text:style-name="T169">write the file </text:span>and unmount the drive <text:span text:style-name="T170">again.</text:span></text:p>
      <text:p text:style-name="P107"/>
      <text:p text:style-name="P107"/>
      <text:p text:style-name="P107"/>
      <text:p text:style-name="P101">Individual wiring diagrams to connect various switch options are listed both in <text:span text:style-name="T28">quickstart.pdf </text:span>as well as in individual text files in <text:span text:style-name="T28">./boards/</text:span></text:p>
      <text:h text:style-name="P141" text:outline-level="1"><text:bookmark-start text:name="__RefHeading___Toc127_2547572596"/>How to build the firmware yourself<text:bookmark-end text:name="__RefHeading___Toc127_2547572596"/></text:h>
      <text:h text:style-name="Heading_20_2" text:outline-level="2"><text:bookmark-start text:name="__RefHeading___Toc1776_1539607039"/>Prerequisites<text:bookmark-end text:name="__RefHeading___Toc1776_1539607039"/></text:h>
      <text:p text:style-name="P2">The <text:span text:style-name="T115">device firmware</text:span> <text:span text:style-name="T115">is intended </text:span>to be <text:span text:style-name="T115">built with the free GNU toolchain under </text:span>Linux <text:span text:style-name="T119">(though it can be made to work on other OSes)</text:span>. <text:span text:style-name="T115">At the minimum, you need to install the packages for the GCC AVR compiler and the AVR standard libraries, for example under Ubuntu with</text:span></text:p>
      <text:p text:style-name="P2"><text:span text:style-name="T91">sudo apt-get install </text:span><text:span text:style-name="T92">gcc-avr</text:span></text:p>
      <text:p text:style-name="P21"><text:span text:style-name="T91">sudo apt-get install </text:span><text:span text:style-name="T92">avr-libc</text:span></text:p>
      <text:p text:style-name="P115">Further tools are needed to program various boards (see below)</text:p>
      <text:p text:style-name="P2"/>
      <text:p text:style-name="P2"><text:span text:style-name="T115">If you have not already downloaded the GRUB Switch repository itself, the</text:span>re are two ways to obtain <text:span text:style-name="T115">it</text:span>:</text:p>
      <text:list xml:id="list4031311135" text:style-name="L2">
        <text:list-item>
          <text:p text:style-name="P119"><text:span text:style-name="T3">Via </text:span><text:span text:style-name="T5">git</text:span><text:span text:style-name="T3"> </text:span><text:span text:style-name="T5">clone</text:span><text:span text:style-name="T3">:</text:span></text:p>
          <text:list>
            <text:list-item>
              <text:p text:style-name="P120">Go to your preferred working directory</text:p>
            </text:list-item>
            <text:list-item>
              <text:p text:style-name="P120">Clone the repository with</text:p>
              <text:p text:style-name="P148"><text:span text:style-name="T89">git clone <text:s/></text:span><text:span text:style-name="T88">https://github.com/rw-hsma-fpga/grub-switch.git</text:span><text:line-break/></text:p>
            </text:list-item>
            <text:list-item>
              <text:p text:style-name="P121">All GRUB Switch files are now available in <text:span text:style-name="T16">the path</text:span></text:p>
              <text:p text:style-name="P122">./grub-switch</text:p>
            </text:list-item>
          </text:list>
        </text:list-item>
        <text:list-item>
          <text:p text:style-name="P128">Via <text:span text:style-name="T4">download</text:span>:</text:p>
          <text:list>
            <text:list-item>
              <text:p text:style-name="P129">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129">Unzip <text:span text:style-name="T17">with</text:span> GUI-<text:span text:style-name="T17">tool</text:span> or <text:span text:style-name="T17">on the command line </text:span>with</text:p>
              <text:p text:style-name="P123">unzip grub-switch-master.zip</text:p>
            </text:list-item>
            <text:list-item>
              <text:p text:style-name="P121">All GRUB Switch files are now available in <text:span text:style-name="T16">the path</text:span></text:p>
              <text:p text:style-name="P122">./grub-switch-master</text:p>
            </text:list-item>
          </text:list>
        </text:list-item>
      </text:list>
      <text:p text:style-name="P19"><text:line-break/>All fu<text:span text:style-name="T99">rther examples will assume you are starting in the parent directory above </text:span><text:span text:style-name="T100">grub-switch</text:span></text:p>
      <text:h text:style-name="P144" text:outline-level="2"/>
      <text:h text:style-name="P147" text:outline-level="2"><text:bookmark-start text:name="__RefHeading___Toc1778_1539607039"/>Building firmware images<text:bookmark-end text:name="__RefHeading___Toc1778_1539607039"/></text:h>
      <text:p text:style-name="P20"><text:span text:style-name="T104">The root directory for the device firmware can be </text:span><text:span text:style-name="T105">entered</text:span><text:span text:style-name="T104"> with </text:span></text:p>
      <text:p text:style-name="P20"><text:span text:style-name="T93">cd grub-switch/</text:span><text:span text:style-name="T94">2</text:span><text:span text:style-name="T93">_</text:span><text:span text:style-name="T94">usb device</text:span><text:span text:style-name="T93">/</text:span></text:p>
      <text:p text:style-name="P22"><text:span text:style-name="T104">For a first run at building the firmware, just call </text:span><text:span text:style-name="T111">make</text:span><text:span text:style-name="T104">:</text:span></text:p>
      <text:p text:style-name="P6">make</text:p>
      <text:p text:style-name="P22"><text:span text:style-name="T104">A successful run should </text:span><text:span text:style-name="T106">indicate that an image for the TEENSY20 (Teensy 2.0 board) has been built, as that is the default </text:span><text:span text:style-name="T107">set in</text:span><text:span text:style-name="T106"> the </text:span><text:span text:style-name="T112">Makefile</text:span><text:span text:style-name="T106">. Three files are being generated in the local directory: </text:span><text:span text:style-name="T110">A</text:span><text:span text:style-name="T106">n </text:span><text:span text:style-name="T112">ELF</text:span><text:span text:style-name="T106"> file, a file in </text:span><text:span text:style-name="T112">Intel Hex format</text:span><text:span text:style-name="T106"> and a memory map report. </text:span><text:span text:style-name="T109">Generally</text:span><text:span text:style-name="T108">, </text:span><text:span text:style-name="T101">*.hex</text:span><text:span text:style-name="T108"> files will be used for device programming:</text:span></text:p>
      <text:p text:style-name="P25">GRUB_SWITCH_TEENSY20.elf<text:tab/>GRUB_SWITCH_TEENSY20.hex<text:line-break/>GRUB_SWITCH_TEENSY20.map</text:p>
      <text:p text:style-name="P32">Furthermore, all intermediate build files can be found in the <text:span text:style-name="T20">./build/</text:span> subdirectory. To remove all generated files <text:span text:style-name="T146">again </text:span>(including the ones in <text:span text:style-name="T20">./build/</text:span> ), call</text:p>
      <text:p text:style-name="P6">make clean</text:p>
      <text:p text:style-name="P23">To build for another target board, specify the <text:span text:style-name="T32">BOARD</text:span> parameter:</text:p>
      <text:p text:style-name="P7">make BOARD=TARGETBOARD</text:p>
      <text:p text:style-name="P29">The target board name is always a capitalized version of the corresponding board header file that can be found in <text:span text:style-name="T20">./boards/include/</text:span> . As an example, the header file for the <text:span text:style-name="T32">Arduino Micro</text:span> is <text:span text:style-name="T20">./boards/include/arduino_micro.h</text:span> and the image for it is built with</text:p>
      <text:p text:style-name="P7">make BOARD=ARDUINO_MICRO</text:p>
      <text:p text:style-name="P29">which generates</text:p>
      <text:p text:style-name="P24">GRUB_SWITCH_<text:span text:style-name="T118">ARDUINO_MICRO</text:span>.elf<text:tab/>GRUB_SWITCH_<text:span text:style-name="T118">ARDUINO_MICRO.</text:span>hex<text:line-break/>GRUB_SWITCH_<text:span text:style-name="T118">ARDUINO_MICRO</text:span>.map</text:p>
      <text:p text:style-name="P29">There is a bash script to auto-generate all images with corresponding headers in <text:span text:style-name="T20">./boards/includ</text:span><text:span text:style-name="T21">e/</text:span>, which can be called with</text:p>
      <text:p text:style-name="P7">./make_all_boards</text:p>
      <text:p text:style-name="P29">If you want to store the generated images as prebuilt images, you have to hand-copy them to the <text:span text:style-name="T20">./prebuilt_images/</text:span> directory with</text:p>
      <text:p text:style-name="P7">cp *.hex ./prebuilt_images</text:p>
      <text:p text:style-name="P29">Do not delete the <text:span text:style-name="T20">./prebuilt_images/</text:span> directory even when you want to re-generate all images, as it also holds bash scripts for programming the images onto the boards.</text:p>
      <text:h text:style-name="P142" text:outline-level="1"><text:bookmark-start text:name="__RefHeading___Toc129_2547572596"/>Adding a new board as a build target<text:bookmark-end text:name="__RefHeading___Toc129_2547572596"/></text:h>
      <text:p text:style-name="P31">The device firmware sources are designed to make it easy to add support for another new board with the <text:span text:style-name="T32">ATmega32u4</text:span> <text:span text:style-name="T120">chip</text:span>. <text:span text:style-name="T130">With proper information in the form of a schematic, you only need to copy, rename and modify one file and add a line to another. For both actions you should go to the </text:span><text:span text:style-name="T20">2_usb_device/boards/includ</text:span><text:span text:style-name="T22">e/</text:span><text:span text:style-name="T120"> path, for example with:</text:span></text:p>
      <text:p text:style-name="P30"><text:span text:style-name="T90">cd grub-switch/</text:span><text:span text:style-name="T95">2</text:span><text:span text:style-name="T90">_</text:span><text:span text:style-name="T95">usb</text:span><text:span text:style-name="T90">_</text:span><text:span text:style-name="T95">device</text:span><text:span text:style-name="T90">/</text:span><text:span text:style-name="T95">boards/include</text:span></text:p>
      <text:h text:style-name="Heading_20_2" text:outline-level="2"><text:bookmark-start text:name="__RefHeading___Toc1780_1539607039"/>Making <text:span text:style-name="T121">a</text:span> board header <text:span text:style-name="T121">file and changing named tokens</text:span><text:bookmark-end text:name="__RefHeading___Toc1780_1539607039"/></text:h>
      <text:p text:style-name="P33">The best way to produce a valid header file for your board is to copy an existing file and modify it properly. <text:span text:style-name="T121">Let’s say you board is called </text:span><text:span text:style-name="T6">Foobar+</text:span><text:span text:style-name="T121"> and we’re using the </text:span><text:span text:style-name="T34">Arduino Micro</text:span><text:span text:style-name="T121"> header file as a template, then you start with</text:span></text:p>
      <text:p text:style-name="P8">cp arduino_micro.h foobar_plus.h</text:p>
      <text:p text:style-name="P34">Open the file with your favored text editor, for example</text:p>
      <text:p text:style-name="P9">nano foobar_plus.h</text:p>
      <text:p text:style-name="P34">You <text:span text:style-name="T122">s</text:span>hould <text:span text:style-name="T122">then </text:span>change all <text:span text:style-name="T122">capitalized mentions of ARDUINO_MICRO in tokens to capitalized FOOBAR_PLUS, so the following lines at various positions in the file</text:span></text:p>
      <text:p text:style-name="P36">#ifndef <text:span text:style-name="T131">ARDUINO_MICRO</text:span>_H<text:line-break/>#define <text:span text:style-name="T131">ARDUINO_MICRO</text:span>_H</text:p>
      <text:p text:style-name="P36">#ifdef TARGET_BOARD_<text:span text:style-name="T131">ARDUINO_MICRO</text:span></text:p>
      <text:p text:style-name="P36">#endif <text:s text:c="2"/>// TARGET_BOARD==<text:span text:style-name="T131">ARDUINO_MICRO</text:span><text:line-break/>#endif <text:s text:c="2"/>// <text:span text:style-name="T131">ARDUINO_MICRO</text:span>_H</text:p>
      <text:p text:style-name="P35">should turn into</text:p>
      <text:p text:style-name="P37">#ifndef <text:span text:style-name="T132">FOOBAR_PLUS</text:span>_H<text:line-break/>#define <text:span text:style-name="T132">FOOBAR_PLUS</text:span>_H</text:p>
      <text:p text:style-name="P38">#ifdef TARGET_BOARD_<text:span text:style-name="T132">FOOBAR_PLUS</text:span></text:p>
      <text:p text:style-name="P38">#endif <text:s text:c="2"/>// TARGET_BOARD==<text:span text:style-name="T132">FOOBAR_PLUS</text:span><text:line-break/>#endif <text:s text:c="2"/>// <text:span text:style-name="T132">FOOBAR_PLUS</text:span>_H</text:p>
      <text:p text:style-name="P48">The comments are not strictly necessary, <text:span text:style-name="T133">of course, it’s just proper code structure</text:span>.<text:line-break/></text:p>
      <text:h text:style-name="Heading_20_2" text:outline-level="2"><text:bookmark-start text:name="__RefHeading___Toc1782_1539607039"/><text:soft-page-break/>Adjusting the clock frequency (<text:span text:style-name="T133">relates to supply</text:span> voltage)<text:bookmark-end text:name="__RefHeading___Toc1782_1539607039"/></text:h>
      <text:p text:style-name="P49"><text:span text:style-name="T32">ATmega32u4</text:span> MCUs <text:span text:style-name="T134">serving as a</text:span> <text:span text:style-name="T134">USB device need one of two external crystals or oscillators:</text:span></text:p>
      <text:list xml:id="list1389854943" text:style-name="L3">
        <text:list-item>
          <text:p text:style-name="P130">If the chip is supplied with a <text:span text:style-name="T4">VCC</text:span> of <text:span text:style-name="T4">+5V</text:span>, it <text:span text:style-name="T172">can</text:span> be clocked with <text:span text:style-name="T15">8 or</text:span> <text:span text:style-name="T4">16MHz</text:span></text:p>
        </text:list-item>
        <text:list-item>
          <text:p text:style-name="P130">If the chip is supplied with a <text:span text:style-name="T4">VCC</text:span> of <text:span text:style-name="T4">+3.3V</text:span>, it needs to be clocked with <text:span text:style-name="T4">8MHz</text:span></text:p>
        </text:list-item>
      </text:list>
      <text:p text:style-name="P50">There are no other combinations of supply voltage and external frequency that work. The internal oscillator in the <text:span text:style-name="T4">-RC</text:span> versions of the chip is not accurate enough for USB<text:span text:style-name="T173">2.0</text:span> timing.</text:p>
      <text:p text:style-name="P50">The chip sadly does not autodetect its environment and needs to be told which divider to use for its USB timing (therefore there are some boards like the <text:span text:style-name="T32">Pro Micro</text:span> that have almost identical 3V and 5V version<text:span text:style-name="T172">s, but different crystal frequencies)</text:span>, but they need this one different value in their firmware image.</text:p>
      <text:p text:style-name="P50">You need to set the <text:span text:style-name="T4">FOSC</text:span> macro in the header file to the proper clock value in <text:span text:style-name="T4">kHz</text:span>:</text:p>
      <text:p text:style-name="P39">#define FOSC <text:span text:style-name="T134">8000 </text:span><text:s text:c="3"/>// <text:span text:style-name="T134">for 8MHz clocking</text:span></text:p>
      <text:p text:style-name="P50">or</text:p>
      <text:p text:style-name="P39">#define FOSC 16000 <text:s text:c="2"/>// <text:span text:style-name="T134">for 16MHz clocking</text:span></text:p>
      <text:h text:style-name="Heading_20_2" text:outline-level="2"><text:bookmark-start text:name="__RefHeading___Toc1784_1539607039"/>Pin assignments<text:bookmark-end text:name="__RefHeading___Toc1784_1539607039"/></text:h>
      <text:p text:style-name="P51"><text:span text:style-name="T32">ATmega32u4</text:span> names all it’s port pins with digital GPIO capability with letter/digit combinations <text:span text:style-name="T135">starting </text:span>from <text:span text:style-name="T7">PB0</text:span><text:span text:style-name="T135"> up to </text:span><text:span text:style-name="T7">PF7</text:span><text:span text:style-name="T135">. They are almost multiplexed with other pin functions, but a specific board will usually only expose those GPIO pins as I/O solder pads that are not required to operate as something else.</text:span></text:p>
      <text:p text:style-name="P51"><text:span text:style-name="T135">Every board will have a different set and order of exposed pins and it is up the header file writer to put the required </text:span><text:span text:style-name="T35">GRUB Switch</text:span><text:span text:style-name="T135">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52"><text:span text:style-name="T136">For each pin function we want to declare, w</text:span>e have defined a pair of macros <text:span text:style-name="T44">FUNCTION</text:span><text:span text:style-name="T8">_PORT</text:span> <text:span text:style-name="T136">and </text:span><text:span text:style-name="T44">FUNCTION</text:span><text:span text:style-name="T8">_PIN</text:span><text:span text:style-name="T136"> </text:span>that require you to <text:span text:style-name="T136">separately </text:span>specify the letter <text:span text:style-name="T136">(port)</text:span> and the digit <text:span text:style-name="T136">(pin)</text:span> of the assigned pin.</text:p>
      <text:p text:style-name="P62">All pins defined for input functions (pin level sampled by the firmware for some purpose) have a pull-up resistor activated so that they are by default a logical high-level (1). This way both input levels can be chosen by connecting it to <text:span text:style-name="T4">0V/GND</text:span> (0) or leaving it unconnected (1).</text:p>
      <text:h text:style-name="Heading_20_3" text:outline-level="3"><text:soft-page-break/>Setting the LED pin and active level</text:h>
      <text:p text:style-name="P52">Most boards have at least one LED that can be switched by a GPIO pin. Our firmware uses that LED to indicate the writing of a new boot configuration (which can take up to 2 seconds) and it also flashes briefly on USB power-up.</text:p>
      <text:p text:style-name="P53">On the <text:span text:style-name="T32">Arduino Micro</text:span>, the LED is connected to Pin <text:span text:style-name="T4">PC7</text:span>, so the definitions look like this:</text:p>
      <text:p text:style-name="P40">#define <text:span text:style-name="T136">LED_PORT <text:s/>C<text:line-break/></text:span>#define <text:span text:style-name="T136">LED_PIN <text:s text:c="2"/>7</text:span></text:p>
      <text:p text:style-name="P54">(The P for port is left out) You need to adjust this to the letter/number combination for your board’s LED port.</text:p>
      <text:p text:style-name="P53">Boards can also differ in whether the LED lights up on a high level (1) or a low level (0) output. On most boards, the former is true: The LED’s <text:span text:style-name="T32">anode</text:span> is connected to the pin, and the <text:span text:style-name="T32">cathode</text:span> is tied to <text:span text:style-name="T4">0V</text:span> (there’ll be a series resistor somewhere). But on some boards, the LED’s <text:span text:style-name="T32">cathode</text:span> is connected to the pin and the <text:span text:style-name="T32">anode</text:span> is tied to <text:span text:style-name="T4">VCC</text:span>. If that is the case, you need to add and extra definition</text:p>
      <text:p text:style-name="P44">#define LED_IS_LOW_ACTIVE</text:p>
      <text:p text:style-name="P53">and the firmware will make the proper adjustment.</text:p>
      <text:h text:style-name="Heading_20_3" text:outline-level="3">/WR_PROT and /BINARY_MODE pins</text:h>
      <text:p text:style-name="P54">Two other special pin functions are required for proper firmware operation.</text:p>
      <text:p text:style-name="P54">If the <text:span text:style-name="T82">/WR_PROT</text:span><text:span text:style-name="T32"> </text:span><text:span text:style-name="T48">pin is tied to </text:span><text:span text:style-name="T82">low-level/0V/GND</text:span><text:span text:style-name="T48">, the firmware doesn’t allow to overwrite the current boot configuration file. If it’s left unconnected, changing the boot configuration is possible. </text:span><text:span text:style-name="T49">Our </text:span><text:span text:style-name="T32">Arduino Micro</text:span><text:span text:style-name="T48"> </text:span><text:span text:style-name="T49">configuration uses </text:span><text:span text:style-name="T83">PF6</text:span><text:span text:style-name="T49">, so the macros are</text:span></text:p>
      <text:p text:style-name="P41">#define <text:span text:style-name="T137">WRPROT_PORT <text:s/>F<text:line-break/></text:span>#define <text:span text:style-name="T137">WRPROT_PIN <text:s text:c="2"/>6</text:span></text:p>
      <text:p text:style-name="P55">Adjust accordingly to your preferred Write-Protect pin.</text:p>
      <text:p text:style-name="P59">When the <text:span text:style-name="T4">/BINARY_MODE</text:span> pin is tied to <text:span text:style-name="T84">low-level/0V/GND</text:span>, the firmware interprets the first four <text:span text:style-name="T32">choice pins</text:span> (see below) as a binary number, therefore enabling boot choices from 0..15 (0x0..0xF). If the pin is unconnected, the firmware uses the default <text:span text:style-name="T32">1-of-n</text:span> mode. <text:span text:style-name="T49">Our </text:span><text:span text:style-name="T36">Arduino Micro</text:span><text:span text:style-name="T50"> </text:span><text:span text:style-name="T49">configuration uses </text:span><text:span text:style-name="T83">PF</text:span><text:span text:style-name="T82">1</text:span><text:span text:style-name="T49">, so the macros are</text:span></text:p>
      <text:p text:style-name="P42">#define <text:span text:style-name="T138">MODE_PORT <text:s/>F<text:line-break/></text:span>#define <text:span text:style-name="T138">MODE_PIN <text:s text:c="2"/>1</text:span></text:p>
      <text:p text:style-name="P56">Adjust accordingly to your preferred <text:span text:style-name="T138">Binary mode</text:span> pin.</text:p>
      <text:h text:style-name="Heading_20_3" text:outline-level="3"><text:soft-page-break/>Auxiliary low-level(0<text:span text:style-name="T139">V</text:span>) pins.</text:h>
      <text:p text:style-name="P60">It is often helpful to have the <text:span text:style-name="T84">/WR_PROT</text:span> and <text:span text:style-name="T9">/BINARY_MODE</text:span> pads neighbouring a <text:span text:style-name="T4">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84">low-level/0V</text:span>. They can then be used to tie <text:span text:style-name="T140">down the </text:span>mode pins, or even connect the <text:span text:style-name="T32">choice pins</text:span> (see below) t<text:span text:style-name="T140">o them</text:span> instead of to a real <text:span text:style-name="T10">0V/GND </text:span><text:span text:style-name="T140">pad. </text:span><text:span text:style-name="T49">Our </text:span><text:span text:style-name="T36">Arduino Micro</text:span><text:span text:style-name="T50"> </text:span><text:span text:style-name="T49">configuration uses </text:span><text:span text:style-name="T83">PF</text:span><text:span text:style-name="T85">7 </text:span><text:span text:style-name="T51">and </text:span><text:span text:style-name="T83">PF</text:span><text:span text:style-name="T85">0</text:span><text:span text:style-name="T49">, </text:span><text:span text:style-name="T51">which are indeed adjacent to </text:span><text:span text:style-name="T84">/WR_PROT</text:span><text:span text:style-name="T48"> and </text:span><text:span text:style-name="T86">/BINARY_MODE</text:span><text:span text:style-name="T48"> </text:span><text:span text:style-name="T51">on that board:</text:span></text:p>
      <text:p text:style-name="P43">#define <text:span text:style-name="T140">AUX0_PORT1 <text:s/>F<text:line-break/></text:span>#define <text:span text:style-name="T140">AUX0_PIN1 <text:s text:c="2"/>7</text:span></text:p>
      <text:p text:style-name="P43">#define <text:span text:style-name="T140">AUX0_PORT2 <text:s/>F<text:line-break/></text:span>#define <text:span text:style-name="T140">AUX0_PIN2 <text:s text:c="2"/>0</text:span></text:p>
      <text:p text:style-name="P57">Adjust accordingly to your pin<text:span text:style-name="T141">s</text:span>. <text:span text:style-name="T141">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63">Up to 11 pins can be declared to indicate boot choices <text:span text:style-name="T142">by tying them to </text:span><text:span text:style-name="T84">0V/GND</text:span><text:span text:style-name="T142">. For the default </text:span><text:span text:style-name="T37">1-of-n</text:span><text:span text:style-name="T142">-mode (</text:span><text:span text:style-name="T9">/BINARY_MODE </text:span><text:span text:style-name="T142">not active), the lowest-order pin tied to 0 indicated the boot choice; if no choice pin is connected, GRUB Switch goes to the GRUB menu. In </text:span><text:span text:style-name="T37">Binary mode</text:span><text:span text:style-name="T142"> (</text:span><text:span text:style-name="T9">/BINARY_MODE</text:span><text:span text:style-name="T116"> </text:span><text:span text:style-name="T117">tied to 0</text:span><text:span text:style-name="T142">), only the choice pins 1..4 are read and interpreted as powers of two 1,2,4,8 when they’re tied to GND.</text:span></text:p>
      <text:p text:style-name="P61"><text:span text:style-name="T49">Our </text:span><text:span text:style-name="T36">Arduino Micro</text:span><text:span text:style-name="T50"> </text:span><text:span text:style-name="T49">configuration uses </text:span><text:span text:style-name="T52">11 pads from</text:span><text:span text:style-name="T49"> </text:span><text:span text:style-name="T83">P</text:span><text:span text:style-name="T87">D1</text:span><text:span text:style-name="T85"> </text:span><text:span text:style-name="T52">to</text:span><text:span text:style-name="T51"> </text:span><text:span text:style-name="T83">P</text:span><text:span text:style-name="T87">D6</text:span><text:span text:style-name="T83"> </text:span><text:span text:style-name="T52">for these choice pins:</text:span></text:p>
      <text:p text:style-name="P45">#define <text:s/>CHOICE_PORT1 <text:s text:c="6"/>D<text:line-break/>#define <text:s/>CHOICE_PIN1 <text:s text:c="7"/>1</text:p>
      <text:p text:style-name="P61"><text:span text:style-name="T123">#define <text:s/>CHOICE_PORT2 <text:s text:c="6"/>D<text:line-break/>#define <text:s/>CHOICE_PIN2 <text:s text:c="7"/>0</text:span><text:span text:style-name="T52"><text:line-break/>[…]<text:line-break/></text:span><text:span text:style-name="T123">#define <text:s/>CHOICE_PORT10 <text:s text:c="5"/>B<text:line-break/>#define <text:s/>CHOICE_PIN10 <text:s text:c="6"/>7</text:span></text:p>
      <text:p text:style-name="P45">#define <text:s/>CHOICE_PORT11 <text:s text:c="5"/>D<text:line-break/>#define <text:s/>CHOICE_PIN11 <text:s text:c="6"/>6</text:p>
      <text:p text:style-name="P58"><text:soft-page-break/>Adjust accordingly to your <text:span text:style-name="T143">board’s pad order. If not enough pins or pads are free for 11 choices, all the upper choices can be assigned to the same pin with no harm (it should of course be unconnected, and all these choices will then never be selected).</text:span></text:p>
      <text:p text:style-name="P66">We recommend again to look at the connection patterns and assignments for the boards that are already supported for inspiration. They can be found in the <text:span text:style-name="T20">quickstart.pdf</text:span> as well as in the form of ASCII text files in the <text:span text:style-name="T20">./boards/ </text:span>directory.</text:p>
      <text:p text:style-name="P64">When all the modifications have been made and checked again, you can save the new header file.</text:p>
      <text:h text:style-name="P146" text:outline-level="2"><text:bookmark-start text:name="__RefHeading___Toc2499_2401259301"/><text:span text:style-name="T144">Add header file to </text:span><text:span text:style-name="T30">boards.h</text:span><text:span text:style-name="T45"> </text:span><text:span text:style-name="T46">and try building </text:span><text:span text:style-name="T47">an image</text:span><text:bookmark-end text:name="__RefHeading___Toc2499_2401259301"/></text:h>
      <text:p text:style-name="P67"><text:span text:style-name="T144">Open the existing file </text:span><text:span text:style-name="T20">2_usb_device/boards/includ</text:span><text:span text:style-name="T22">e/</text:span><text:span text:style-name="T23">boards.h </text:span><text:span text:style-name="T144">with your favourite text editor, e.g. <text:s text:c="2"/></text:span></text:p>
      <text:p text:style-name="P10">nano <text:span text:style-name="T144">boards</text:span>.h</text:p>
      <text:p text:style-name="P64">and add your new header file to the list of includes, for example</text:p>
      <text:p text:style-name="P46">#include "boards/include/<text:span text:style-name="T131">foobar_plus</text:span>.h"</text:p>
      <text:p text:style-name="P67"><text:span text:style-name="T144">Save and close the file. The adding process is finished. After returning to the </text:span><text:span text:style-name="T20">2_usb_device</text:span><text:span text:style-name="T144"> directory with</text:span></text:p>
      <text:p text:style-name="P11">cd ../../</text:p>
      <text:p text:style-name="P64">it should now be possible to compile the new firmware by specifying the new board code in capitalized form, for example</text:p>
      <text:p text:style-name="P11">make BOARD=<text:span text:style-name="T131">FOOBAR_PLUS</text:span></text:p>
      <text:p text:style-name="P65">which will produce the requisite ELF, HEX and MAP files. Because o<text:span text:style-name="T145">u</text:span>r bash script parses the <text:span text:style-name="T18">boards.h</text:span> file, calling </text:p>
      <text:p text:style-name="P12">./make_all_boards</text:p>
      <text:p text:style-name="P96">will also include <text:span text:style-name="T145">a </text:span>build <text:span text:style-name="T145">for </text:span>the new board’s firmware image.</text:p>
      <text:p text:style-name="P97">Remember that <text:span text:style-name="T20">*.hex</text:span> images have to be manually copied to <text:span text:style-name="T20">./prebuilt_images/</text:span> if this is intended.</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16:10:27.344270858</dc:date>
    <meta:editing-duration>PT19H52M26S</meta:editing-duration>
    <meta:editing-cycles>376</meta:editing-cycles>
    <meta:document-statistic meta:table-count="0" meta:image-count="0" meta:object-count="0" meta:page-count="17" meta:paragraph-count="247" meta:word-count="4216" meta:character-count="26522" meta:non-whitespace-character-count="22439"/>
  </office:meta>
</office:document-meta>
</file>